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9.04mm"/>
    </style:style>
    <style:style style:name="co2" style:family="table-column">
      <style:table-column-properties fo:break-before="auto" style:column-width="40.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64.26mm"/>
    </style:style>
    <style:style style:name="co5" style:family="table-column">
      <style:table-column-properties fo:break-before="auto" style:column-width="43.29mm"/>
    </style:style>
    <style:style style:name="co6" style:family="table-column">
      <style:table-column-properties fo:break-before="auto" style:column-width="85.51mm"/>
    </style:style>
    <style:style style:name="co7" style:family="table-column">
      <style:table-column-properties fo:break-before="auto" style:column-width="41.93mm"/>
    </style:style>
    <style:style style:name="co8" style:family="table-column">
      <style:table-column-properties fo:break-before="auto" style:column-width="68.35mm"/>
    </style:style>
    <style:style style:name="co9" style:family="table-column">
      <style:table-column-properties fo:break-before="auto" style:column-width="44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kew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Video</text:p>
          </table:table-cell>
          <table:table-cell office:value-type="string" calcext:value-type="string">
            <text:p>Annotated Startle Frame</text:p>
          </table:table-cell>
          <table:table-cell office:value-type="string" calcext:value-type="string">
            <text:p>Peak Frame</text:p>
          </table:table-cell>
          <table:table-cell office:value-type="string" calcext:value-type="string">
            <text:p>Startle Offset</text:p>
          </table:table-cell>
          <table:table-cell office:value-type="string" calcext:value-type="string">
            <text:p>Ground Truth Startle Duration (Frames)</text:p>
          </table:table-cell>
          <table:table-cell office:value-type="string" calcext:value-type="string">
            <text:p>Peak Duration (Frames)</text:p>
          </table:table-cell>
          <table:table-cell/>
          <table:table-cell office:value-type="string" calcext:value-type="string">
            <text:p>csv startle</text:p>
          </table:table-cell>
          <table:table-cell office:value-type="string" calcext:value-type="string">
            <text:p>end startle</text:p>
          </table:table-cell>
        </table:table-row>
        <table:table-row table:style-name="ro1">
          <table:table-cell office:value-type="string" calcext:value-type="string">
            <text:p>BC\_POD1\_PTILTVIDEO\_20110519T091755.000Z\_1</text:p>
          </table:table-cell>
          <table:table-cell table:formula="of:=[.H2]*3" office:value-type="float" office:value="165" calcext:value-type="float">
            <text:p>165</text:p>
          </table:table-cell>
          <table:table-cell office:value-type="float" office:value="130" calcext:value-type="float">
            <text:p>130</text:p>
          </table:table-cell>
          <table:table-cell table:formula="of:=ABS([.B2]-[.C2])" office:value-type="float" office:value="35" calcext:value-type="float">
            <text:p>35</text:p>
          </table:table-cell>
          <table:table-cell table:formula="of:=([.I2]-[.H2])*3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BC\_POD1\_PTILTVIDEO\_20110522T114342.000Z\_1</text:p>
          </table:table-cell>
          <table:table-cell table:formula="of:=[.H3]*3"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formula="of:=ABS([.B3]-[.C3])" office:value-type="float" office:value="60" calcext:value-type="float">
            <text:p>60</text:p>
          </table:table-cell>
          <table:table-cell table:formula="of:=([.I3]-[.H3])*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BC\_POD1\_PTILTVIDEO\_20110522T114342.000Z\_2</text:p>
          </table:table-cell>
          <table:table-cell table:formula="of:=[.H4]*3" office:value-type="float" office:value="117" calcext:value-type="float">
            <text:p>117</text:p>
          </table:table-cell>
          <table:table-cell office:value-type="float" office:value="135" calcext:value-type="float">
            <text:p>135</text:p>
          </table:table-cell>
          <table:table-cell table:formula="of:=ABS([.B4]-[.C4])" office:value-type="float" office:value="18" calcext:value-type="float">
            <text:p>18</text:p>
          </table:table-cell>
          <table:table-cell table:formula="of:=([.I4]-[.H4])*3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BC\_POD1\_PTILTVIDEO\_20110522T114342.000Z\_3</text:p>
          </table:table-cell>
          <table:table-cell table:formula="of:=[.H5]*3" office:value-type="float" office:value="117" calcext:value-type="float">
            <text:p>117</text:p>
          </table:table-cell>
          <table:table-cell office:value-type="float" office:value="70" calcext:value-type="float">
            <text:p>70</text:p>
          </table:table-cell>
          <table:table-cell table:formula="of:=ABS([.B5]-[.C5])" office:value-type="float" office:value="47" calcext:value-type="float">
            <text:p>47</text:p>
          </table:table-cell>
          <table:table-cell table:formula="of:=([.I5]-[.H5])*3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BC\_POD1\_PTILTVIDEO\_20110522T173147.000Z\_1</text:p>
          </table:table-cell>
          <table:table-cell table:formula="of:=[.H6]*3" office:value-type="float" office:value="111" calcext:value-type="float">
            <text:p>111</text:p>
          </table:table-cell>
          <table:table-cell office:value-type="float" office:value="145" calcext:value-type="float">
            <text:p>145</text:p>
          </table:table-cell>
          <table:table-cell table:formula="of:=ABS([.B6]-[.C6])" office:value-type="float" office:value="34" calcext:value-type="float">
            <text:p>34</text:p>
          </table:table-cell>
          <table:table-cell table:formula="of:=([.I6]-[.H6])*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BC\_POD1\_PTILTVIDEO\_20110522T173147.000Z\_2</text:p>
          </table:table-cell>
          <table:table-cell table:formula="of:=[.H7]*3" office:value-type="float" office:value="87" calcext:value-type="float">
            <text:p>87</text:p>
          </table:table-cell>
          <table:table-cell office:value-type="float" office:value="110" calcext:value-type="float">
            <text:p>110</text:p>
          </table:table-cell>
          <table:table-cell table:formula="of:=ABS([.B7]-[.C7])" office:value-type="float" office:value="23" calcext:value-type="float">
            <text:p>23</text:p>
          </table:table-cell>
          <table:table-cell table:formula="of:=([.I7]-[.H7])*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BC\_POD1\_PTILTVIDEO\_20110525T111402.000Z\_1</text:p>
          </table:table-cell>
          <table:table-cell table:formula="of:=[.H8]*3"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table:formula="of:=ABS([.B8]-[.C8])" office:value-type="float" office:value="38" calcext:value-type="float">
            <text:p>38</text:p>
          </table:table-cell>
          <table:table-cell table:formula="of:=([.I8]-[.H8])*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BC\_POD1\_PTILTVIDEO\_20110527T063643.000Z\_1</text:p>
          </table:table-cell>
          <table:table-cell table:formula="of:=[.H9]*3" office:value-type="float" office:value="141" calcext:value-type="float">
            <text:p>141</text:p>
          </table:table-cell>
          <table:table-cell office:value-type="float" office:value="105" calcext:value-type="float">
            <text:p>105</text:p>
          </table:table-cell>
          <table:table-cell table:formula="of:=ABS([.B9]-[.C9])" office:value-type="float" office:value="36" calcext:value-type="float">
            <text:p>36</text:p>
          </table:table-cell>
          <table:table-cell table:formula="of:=([.I9]-[.H9])*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BC\_POD1\_PTILTVIDEO\_20110528T073304.000Z\_1</text:p>
          </table:table-cell>
          <table:table-cell table:formula="of:=[.H10]*3"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table:formula="of:=ABS([.B10]-[.C10])" office:value-type="float" office:value="18" calcext:value-type="float">
            <text:p>18</text:p>
          </table:table-cell>
          <table:table-cell table:formula="of:=([.I10]-[.H10])*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BC\_POD1\_PTILTVIDEO\_20110528T165204.000Z\_2</text:p>
          </table:table-cell>
          <table:table-cell table:formula="of:=[.H11]*3"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formula="of:=ABS([.B11]-[.C11])" office:value-type="float" office:value="32" calcext:value-type="float">
            <text:p>32</text:p>
          </table:table-cell>
          <table:table-cell table:formula="of:=([.I11]-[.H11])*3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BC\_POD1\_PTILTVIDEO\_20110528T165204.000Z\_3</text:p>
          </table:table-cell>
          <table:table-cell table:formula="of:=[.H12]*3"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table:formula="of:=ABS([.B12]-[.C12])" office:value-type="float" office:value="4" calcext:value-type="float">
            <text:p>4</text:p>
          </table:table-cell>
          <table:table-cell table:formula="of:=([.I12]-[.H12])*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C\_POD1\_PTILTVIDEO\_20110615T192950.000Z\_1</text:p>
          </table:table-cell>
          <table:table-cell table:formula="of:=[.H13]*3" office:value-type="float" office:value="42" calcext:value-type="float">
            <text:p>42</text:p>
          </table:table-cell>
          <table:table-cell office:value-type="float" office:value="110" calcext:value-type="float">
            <text:p>110</text:p>
          </table:table-cell>
          <table:table-cell table:formula="of:=ABS([.B13]-[.C13])" office:value-type="float" office:value="68" calcext:value-type="float">
            <text:p>68</text:p>
          </table:table-cell>
          <table:table-cell table:formula="of:=([.I13]-[.H13])*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C\_POD1\_PTILTVIDEO\_20110615T192950.000Z\_2</text:p>
          </table:table-cell>
          <table:table-cell table:formula="of:=[.H14]*3" office:value-type="float" office:value="150" calcext:value-type="float">
            <text:p>150</text:p>
          </table:table-cell>
          <table:table-cell office:value-type="float" office:value="170" calcext:value-type="float">
            <text:p>170</text:p>
          </table:table-cell>
          <table:table-cell table:formula="of:=ABS([.B14]-[.C14])" office:value-type="float" office:value="20" calcext:value-type="float">
            <text:p>20</text:p>
          </table:table-cell>
          <table:table-cell table:formula="of:=([.I14]-[.H14])*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style-name="ce1" office:value-type="string" calcext:value-type="string">
            <text:p>BC\_POD1\_PTILTVIDEO\_20110615T192950.000Z\_3</text:p>
          </table:table-cell>
          <table:table-cell table:formula="of:=[.H15]*3"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  <table:table-cell table:formula="of:=ABS([.B15]-[.C15])" office:value-type="float" office:value="92" calcext:value-type="float">
            <text:p>92</text:p>
          </table:table-cell>
          <table:table-cell table:formula="of:=([.I15]-[.H15])*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BC\_POD1\_PTILTVIDEO\_20110616T171904.000Z\_1</text:p>
          </table:table-cell>
          <table:table-cell table:formula="of:=[.H16]*3" office:value-type="float" office:value="45" calcext:value-type="float">
            <text:p>45</text:p>
          </table:table-cell>
          <table:table-cell office:value-type="float" office:value="45" calcext:value-type="float">
            <text:p>45</text:p>
          </table:table-cell>
          <table:table-cell table:formula="of:=ABS([.B16]-[.C16])" office:value-type="float" office:value="0" calcext:value-type="float">
            <text:p>0</text:p>
          </table:table-cell>
          <table:table-cell table:formula="of:=([.I16]-[.H16])*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C\_POD1\_PTILTVIDEO\_20110616T171904.000Z\_2</text:p>
          </table:table-cell>
          <table:table-cell table:formula="of:=[.H17]*3"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table:formula="of:=ABS([.B17]-[.C17])" office:value-type="float" office:value="16" calcext:value-type="float">
            <text:p>16</text:p>
          </table:table-cell>
          <table:table-cell table:formula="of:=([.I17]-[.H17])*3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BC\_POD1\_PTILTVIDEO\_20110618T185440.000Z\_1</text:p>
          </table:table-cell>
          <table:table-cell table:formula="of:=[.H18]*3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ABS([.B18]-[.C18])" office:value-type="float" office:value="11" calcext:value-type="float">
            <text:p>11</text:p>
          </table:table-cell>
          <table:table-cell table:formula="of:=([.I18]-[.H18])*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C\_POD1\_PTILTVIDEO\_20110618T185440.000Z\_5</text:p>
          </table:table-cell>
          <table:table-cell table:formula="of:=[.H19]*3"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table:formula="of:=ABS([.B19]-[.C19])" office:value-type="float" office:value="14" calcext:value-type="float">
            <text:p>14</text:p>
          </table:table-cell>
          <table:table-cell table:formula="of:=([.I19]-[.H19])*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C\_POD1\_PTILTVIDEO\_20110624T174459.000Z\_1</text:p>
          </table:table-cell>
          <table:table-cell table:formula="of:=[.H20]*3"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formula="of:=ABS([.B20]-[.C20])" office:value-type="float" office:value="10" calcext:value-type="float">
            <text:p>10</text:p>
          </table:table-cell>
          <table:table-cell table:formula="of:=([.I20]-[.H20])*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BC\_POD1\_PTILTVIDEO\_20110624T174459.000Z\_2</text:p>
          </table:table-cell>
          <table:table-cell table:formula="of:=[.H21]*3"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table:formula="of:=ABS([.B21]-[.C21])" office:value-type="float" office:value="26" calcext:value-type="float">
            <text:p>26</text:p>
          </table:table-cell>
          <table:table-cell table:formula="of:=([.I21]-[.H21])*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C\_POD1\_PTILTVIDEO\_20110624T174459.000Z\_3</text:p>
          </table:table-cell>
          <table:table-cell table:formula="of:=[.H22]*3" office:value-type="float" office:value="90" calcext:value-type="float">
            <text:p>90</text:p>
          </table:table-cell>
          <table:table-cell office:value-type="float" office:value="145" calcext:value-type="float">
            <text:p>145</text:p>
          </table:table-cell>
          <table:table-cell table:formula="of:=ABS([.B22]-[.C22])" office:value-type="float" office:value="55" calcext:value-type="float">
            <text:p>55</text:p>
          </table:table-cell>
          <table:table-cell table:formula="of:=([.I22]-[.H22])*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BC\_POD1\_PTILTVIDEO\_20110624T174459.000Z\_4</text:p>
          </table:table-cell>
          <table:table-cell table:formula="of:=[.H23]*3"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table:formula="of:=ABS([.B23]-[.C23])" office:value-type="float" office:value="55" calcext:value-type="float">
            <text:p>55</text:p>
          </table:table-cell>
          <table:table-cell table:formula="of:=([.I23]-[.H23])*3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C\_POD1\_PTILTVIDEO\_20110625T183602.000Z\_1</text:p>
          </table:table-cell>
          <table:table-cell table:formula="of:=[.H24]*3" office:value-type="float" office:value="108" calcext:value-type="float">
            <text:p>108</text:p>
          </table:table-cell>
          <table:table-cell office:value-type="float" office:value="65" calcext:value-type="float">
            <text:p>65</text:p>
          </table:table-cell>
          <table:table-cell table:formula="of:=ABS([.B24]-[.C24])" office:value-type="float" office:value="43" calcext:value-type="float">
            <text:p>43</text:p>
          </table:table-cell>
          <table:table-cell table:formula="of:=([.I24]-[.H24])*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BC\_POD1\_PTILTVIDEO\_20110702T181655.000Z\_1</text:p>
          </table:table-cell>
          <table:table-cell table:formula="of:=[.H25]*3"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table:formula="of:=ABS([.B25]-[.C25])" office:value-type="float" office:value="100" calcext:value-type="float">
            <text:p>100</text:p>
          </table:table-cell>
          <table:table-cell table:formula="of:=([.I25]-[.H25])*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BC\_POD1\_PTILTVIDEO\_20110703T190647.000Z\_1</text:p>
          </table:table-cell>
          <table:table-cell table:formula="of:=[.H26]*3"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table:formula="of:=ABS([.B26]-[.C26])" office:value-type="float" office:value="12" calcext:value-type="float">
            <text:p>12</text:p>
          </table:table-cell>
          <table:table-cell table:formula="of:=([.I26]-[.H26])*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C\_POD1\_PTILTVIDEO\_20110703T190647.000Z\_2</text:p>
          </table:table-cell>
          <table:table-cell table:formula="of:=[.H27]*3"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table:formula="of:=ABS([.B27]-[.C27])" office:value-type="float" office:value="32" calcext:value-type="float">
            <text:p>32</text:p>
          </table:table-cell>
          <table:table-cell table:formula="of:=([.I27]-[.H27])*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C\_POD1\_PTILTVIDEO\_20110703T190647.000Z\_3</text:p>
          </table:table-cell>
          <table:table-cell table:formula="of:=[.H28]*3"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table:formula="of:=ABS([.B28]-[.C28])" office:value-type="float" office:value="11" calcext:value-type="float">
            <text:p>11</text:p>
          </table:table-cell>
          <table:table-cell table:formula="of:=([.I28]-[.H28])*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2"/>
          <table:table-cell table:formula="of:=AVERAGE([.D2:.D28])" office:value-type="float" office:value="33.7037037037037" calcext:value-type="float">
            <text:p>33.7037037037</text:p>
          </table:table-cell>
          <table:table-cell table:formula="of:=AVERAGE([.E2:.E28])" office:value-type="float" office:value="6.11111111111111" calcext:value-type="float">
            <text:p>6.1111111111</text:p>
          </table:table-cell>
          <table:table-cell table:formula="of:=AVERAGE([.F2:.F28])" office:value-type="float" office:value="4.96296296296296" calcext:value-type="float">
            <text:p>4.9629629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 Deviation</text:p>
          </table:table-cell>
          <table:table-cell table:number-columns-repeated="2"/>
          <table:table-cell table:formula="of:=STDEV([.D2:.D28])" office:value-type="float" office:value="25.1928176804037" calcext:value-type="float">
            <text:p>25.1928176804</text:p>
          </table:table-cell>
          <table:table-cell table:formula="of:=STDEV([.E2:.E28])" office:value-type="float" office:value="2.56205046088139" calcext:value-type="float">
            <text:p>2.5620504609</text:p>
          </table:table-cell>
          <table:table-cell table:formula="of:=STDEV([.F2:.F28])" office:value-type="float" office:value="0.192450089729875" calcext:value-type="float">
            <text:p>0.1924500897</text:p>
          </table:table-cell>
          <table:table-cell table:number-columns-repeated="3"/>
        </table:table-row>
      </table:table>
      <table:table table:name="Kurt3" table:style-name="ta1"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formula="of:=[Skew3.A1]" office:value-type="string" office:string-value="Video" calcext:value-type="string">
            <text:p>Video</text:p>
          </table:table-cell>
          <table:table-cell table:formula="of:=[Skew3.B1]" office:value-type="string" office:string-value="Annotated Startle Frame" calcext:value-type="string">
            <text:p>Annotated Startle Frame</text:p>
          </table:table-cell>
          <table:table-cell office:value-type="string" calcext:value-type="string">
            <text:p>Peak Frame</text:p>
          </table:table-cell>
          <table:table-cell office:value-type="string" calcext:value-type="string">
            <text:p>Startle Offset</text:p>
          </table:table-cell>
          <table:table-cell office:value-type="string" calcext:value-type="string">
            <text:p>Ground Truth Startle Duration (Frames)</text:p>
          </table:table-cell>
          <table:table-cell office:value-type="string" calcext:value-type="string">
            <text:p>Peak Duration (Frames)</text:p>
          </table:table-cell>
        </table:table-row>
        <table:table-row table:style-name="ro1">
          <table:table-cell table:formula="of:=[Skew3.A2]" office:value-type="string" office:string-value="BC\_POD1\_PTILTVIDEO\_20110519T091755.000Z\_1" calcext:value-type="string">
            <text:p>BC\_POD1\_PTILTVIDEO\_20110519T091755.000Z\_1</text:p>
          </table:table-cell>
          <table:table-cell table:formula="of:=[Skew3.B2]" office:value-type="float" office:value="165" calcext:value-type="float">
            <text:p>165</text:p>
          </table:table-cell>
          <table:table-cell office:value-type="float" office:value="130" calcext:value-type="float">
            <text:p>130</text:p>
          </table:table-cell>
          <table:table-cell table:formula="of:=ABS([.B2]-[.C2])" office:value-type="float" office:value="35" calcext:value-type="float">
            <text:p>35</text:p>
          </table:table-cell>
          <table:table-cell table:formula="of:=[Skew3.E2]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Skew3.A3]" office:value-type="string" office:string-value="BC\_POD1\_PTILTVIDEO\_20110522T114342.000Z\_1" calcext:value-type="string">
            <text:p>BC\_POD1\_PTILTVIDEO\_20110522T114342.000Z\_1</text:p>
          </table:table-cell>
          <table:table-cell table:formula="of:=[Skew3.B3]"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formula="of:=ABS([.B3]-[.C3])" office:value-type="float" office:value="60" calcext:value-type="float">
            <text:p>60</text:p>
          </table:table-cell>
          <table:table-cell table:formula="of:=[Skew3.E3]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Skew3.A4]" office:value-type="string" office:string-value="BC\_POD1\_PTILTVIDEO\_20110522T114342.000Z\_2" calcext:value-type="string">
            <text:p>BC\_POD1\_PTILTVIDEO\_20110522T114342.000Z\_2</text:p>
          </table:table-cell>
          <table:table-cell table:formula="of:=[Skew3.B4]" office:value-type="float" office:value="117" calcext:value-type="float">
            <text:p>117</text:p>
          </table:table-cell>
          <table:table-cell office:value-type="float" office:value="130" calcext:value-type="float">
            <text:p>130</text:p>
          </table:table-cell>
          <table:table-cell table:formula="of:=ABS([.B4]-[.C4])" office:value-type="float" office:value="13" calcext:value-type="float">
            <text:p>13</text:p>
          </table:table-cell>
          <table:table-cell table:formula="of:=[Skew3.E4]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Skew3.A5]" office:value-type="string" office:string-value="BC\_POD1\_PTILTVIDEO\_20110522T114342.000Z\_3" calcext:value-type="string">
            <text:p>BC\_POD1\_PTILTVIDEO\_20110522T114342.000Z\_3</text:p>
          </table:table-cell>
          <table:table-cell table:formula="of:=[Skew3.B5]" office:value-type="float" office:value="117" calcext:value-type="float">
            <text:p>117</text:p>
          </table:table-cell>
          <table:table-cell office:value-type="float" office:value="70" calcext:value-type="float">
            <text:p>70</text:p>
          </table:table-cell>
          <table:table-cell table:formula="of:=ABS([.B5]-[.C5])" office:value-type="float" office:value="47" calcext:value-type="float">
            <text:p>47</text:p>
          </table:table-cell>
          <table:table-cell table:formula="of:=[Skew3.E5]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Skew3.A6]" office:value-type="string" office:string-value="BC\_POD1\_PTILTVIDEO\_20110522T173147.000Z\_1" calcext:value-type="string">
            <text:p>BC\_POD1\_PTILTVIDEO\_20110522T173147.000Z\_1</text:p>
          </table:table-cell>
          <table:table-cell table:formula="of:=[Skew3.B6]" office:value-type="float" office:value="111" calcext:value-type="float">
            <text:p>111</text:p>
          </table:table-cell>
          <table:table-cell office:value-type="float" office:value="145" calcext:value-type="float">
            <text:p>145</text:p>
          </table:table-cell>
          <table:table-cell table:formula="of:=ABS([.B6]-[.C6])" office:value-type="float" office:value="34" calcext:value-type="float">
            <text:p>34</text:p>
          </table:table-cell>
          <table:table-cell table:formula="of:=[Skew3.E6]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Skew3.A7]" office:value-type="string" office:string-value="BC\_POD1\_PTILTVIDEO\_20110522T173147.000Z\_2" calcext:value-type="string">
            <text:p>BC\_POD1\_PTILTVIDEO\_20110522T173147.000Z\_2</text:p>
          </table:table-cell>
          <table:table-cell table:formula="of:=[Skew3.B7]" office:value-type="float" office:value="87" calcext:value-type="float">
            <text:p>87</text:p>
          </table:table-cell>
          <table:table-cell office:value-type="float" office:value="110" calcext:value-type="float">
            <text:p>110</text:p>
          </table:table-cell>
          <table:table-cell table:formula="of:=ABS([.B7]-[.C7])" office:value-type="float" office:value="23" calcext:value-type="float">
            <text:p>23</text:p>
          </table:table-cell>
          <table:table-cell table:formula="of:=[Skew3.E7]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Skew3.A8]" office:value-type="string" office:string-value="BC\_POD1\_PTILTVIDEO\_20110525T111402.000Z\_1" calcext:value-type="string">
            <text:p>BC\_POD1\_PTILTVIDEO\_20110525T111402.000Z\_1</text:p>
          </table:table-cell>
          <table:table-cell table:formula="of:=[Skew3.B8]" office:value-type="float" office:value="63" calcext:value-type="float">
            <text:p>63</text:p>
          </table:table-cell>
          <table:table-cell office:value-type="float" office:value="35" calcext:value-type="float">
            <text:p>35</text:p>
          </table:table-cell>
          <table:table-cell table:formula="of:=ABS([.B8]-[.C8])" office:value-type="float" office:value="28" calcext:value-type="float">
            <text:p>28</text:p>
          </table:table-cell>
          <table:table-cell table:formula="of:=[Skew3.E8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Skew3.A9]" office:value-type="string" office:string-value="BC\_POD1\_PTILTVIDEO\_20110527T063643.000Z\_1" calcext:value-type="string">
            <text:p>BC\_POD1\_PTILTVIDEO\_20110527T063643.000Z\_1</text:p>
          </table:table-cell>
          <table:table-cell table:formula="of:=[Skew3.B9]" office:value-type="float" office:value="141" calcext:value-type="float">
            <text:p>141</text:p>
          </table:table-cell>
          <table:table-cell office:value-type="float" office:value="160" calcext:value-type="float">
            <text:p>160</text:p>
          </table:table-cell>
          <table:table-cell table:formula="of:=ABS([.B9]-[.C9])" office:value-type="float" office:value="19" calcext:value-type="float">
            <text:p>19</text:p>
          </table:table-cell>
          <table:table-cell table:formula="of:=[Skew3.E9]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Skew3.A10]" office:value-type="string" office:string-value="BC\_POD1\_PTILTVIDEO\_20110528T073304.000Z\_1" calcext:value-type="string">
            <text:p>BC\_POD1\_PTILTVIDEO\_20110528T073304.000Z\_1</text:p>
          </table:table-cell>
          <table:table-cell table:formula="of:=[Skew3.B10]"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table:formula="of:=ABS([.B10]-[.C10])" office:value-type="float" office:value="13" calcext:value-type="float">
            <text:p>13</text:p>
          </table:table-cell>
          <table:table-cell table:formula="of:=[Skew3.E10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Skew3.A11]" office:value-type="string" office:string-value="BC\_POD1\_PTILTVIDEO\_20110528T165204.000Z\_2" calcext:value-type="string">
            <text:p>BC\_POD1\_PTILTVIDEO\_20110528T165204.000Z\_2</text:p>
          </table:table-cell>
          <table:table-cell table:formula="of:=[Skew3.B11]"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formula="of:=ABS([.B11]-[.C11])" office:value-type="float" office:value="32" calcext:value-type="float">
            <text:p>32</text:p>
          </table:table-cell>
          <table:table-cell table:formula="of:=[Skew3.E11]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Skew3.A12]" office:value-type="string" office:string-value="BC\_POD1\_PTILTVIDEO\_20110528T165204.000Z\_3" calcext:value-type="string">
            <text:p>BC\_POD1\_PTILTVIDEO\_20110528T165204.000Z\_3</text:p>
          </table:table-cell>
          <table:table-cell table:formula="of:=[Skew3.B12]"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table:formula="of:=ABS([.B12]-[.C12])" office:value-type="float" office:value="11" calcext:value-type="float">
            <text:p>11</text:p>
          </table:table-cell>
          <table:table-cell table:formula="of:=[Skew3.E12]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Skew3.A13]" office:value-type="string" office:string-value="BC\_POD1\_PTILTVIDEO\_20110615T192950.000Z\_1" calcext:value-type="string">
            <text:p>BC\_POD1\_PTILTVIDEO\_20110615T192950.000Z\_1</text:p>
          </table:table-cell>
          <table:table-cell table:formula="of:=[Skew3.B13]"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table:formula="of:=ABS([.B13]-[.C13])" office:value-type="float" office:value="18" calcext:value-type="float">
            <text:p>18</text:p>
          </table:table-cell>
          <table:table-cell table:formula="of:=[Skew3.E13]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Skew3.A14]" office:value-type="string" office:string-value="BC\_POD1\_PTILTVIDEO\_20110615T192950.000Z\_2" calcext:value-type="string">
            <text:p>BC\_POD1\_PTILTVIDEO\_20110615T192950.000Z\_2</text:p>
          </table:table-cell>
          <table:table-cell table:formula="of:=[Skew3.B14]" office:value-type="float" office:value="150" calcext:value-type="float">
            <text:p>150</text:p>
          </table:table-cell>
          <table:table-cell office:value-type="float" office:value="170" calcext:value-type="float">
            <text:p>170</text:p>
          </table:table-cell>
          <table:table-cell table:formula="of:=ABS([.B14]-[.C14])" office:value-type="float" office:value="20" calcext:value-type="float">
            <text:p>20</text:p>
          </table:table-cell>
          <table:table-cell table:formula="of:=[Skew3.E14]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Skew3.A15]" office:value-type="string" office:string-value="BC\_POD1\_PTILTVIDEO\_20110615T192950.000Z\_3" calcext:value-type="string">
            <text:p>BC\_POD1\_PTILTVIDEO\_20110615T192950.000Z\_3</text:p>
          </table:table-cell>
          <table:table-cell table:formula="of:=[Skew3.B15]"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table:formula="of:=ABS([.B15]-[.C15])" office:value-type="float" office:value="97" calcext:value-type="float">
            <text:p>97</text:p>
          </table:table-cell>
          <table:table-cell table:formula="of:=[Skew3.E15]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Skew3.A16]" office:value-type="string" office:string-value="BC\_POD1\_PTILTVIDEO\_20110616T171904.000Z\_1" calcext:value-type="string">
            <text:p>BC\_POD1\_PTILTVIDEO\_20110616T171904.000Z\_1</text:p>
          </table:table-cell>
          <table:table-cell table:formula="of:=[Skew3.B16]"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formula="of:=ABS([.B16]-[.C16])" office:value-type="float" office:value="40" calcext:value-type="float">
            <text:p>40</text:p>
          </table:table-cell>
          <table:table-cell table:formula="of:=[Skew3.E16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Skew3.A17]" office:value-type="string" office:string-value="BC\_POD1\_PTILTVIDEO\_20110616T171904.000Z\_2" calcext:value-type="string">
            <text:p>BC\_POD1\_PTILTVIDEO\_20110616T171904.000Z\_2</text:p>
          </table:table-cell>
          <table:table-cell table:formula="of:=[Skew3.B17]" office:value-type="float" office:value="84" calcext:value-type="float">
            <text:p>84</text:p>
          </table:table-cell>
          <table:table-cell office:value-type="float" office:value="95" calcext:value-type="float">
            <text:p>95</text:p>
          </table:table-cell>
          <table:table-cell table:formula="of:=ABS([.B17]-[.C17])" office:value-type="float" office:value="11" calcext:value-type="float">
            <text:p>11</text:p>
          </table:table-cell>
          <table:table-cell table:formula="of:=[Skew3.E17]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Skew3.A18]" office:value-type="string" office:string-value="BC\_POD1\_PTILTVIDEO\_20110618T185440.000Z\_1" calcext:value-type="string">
            <text:p>BC\_POD1\_PTILTVIDEO\_20110618T185440.000Z\_1</text:p>
          </table:table-cell>
          <table:table-cell table:formula="of:=[Skew3.B18]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formula="of:=ABS([.B18]-[.C18])" office:value-type="float" office:value="1" calcext:value-type="float">
            <text:p>1</text:p>
          </table:table-cell>
          <table:table-cell table:formula="of:=[Skew3.E18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Skew3.A19]" office:value-type="string" office:string-value="BC\_POD1\_PTILTVIDEO\_20110618T185440.000Z\_5" calcext:value-type="string">
            <text:p>BC\_POD1\_PTILTVIDEO\_20110618T185440.000Z\_5</text:p>
          </table:table-cell>
          <table:table-cell table:formula="of:=[Skew3.B19]"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table:formula="of:=ABS([.B19]-[.C19])" office:value-type="float" office:value="14" calcext:value-type="float">
            <text:p>14</text:p>
          </table:table-cell>
          <table:table-cell table:formula="of:=[Skew3.E19]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Skew3.A20]" office:value-type="string" office:string-value="BC\_POD1\_PTILTVIDEO\_20110624T174459.000Z\_1" calcext:value-type="string">
            <text:p>BC\_POD1\_PTILTVIDEO\_20110624T174459.000Z\_1</text:p>
          </table:table-cell>
          <table:table-cell table:formula="of:=[Skew3.B20]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table:formula="of:=ABS([.B20]-[.C20])" office:value-type="float" office:value="20" calcext:value-type="float">
            <text:p>20</text:p>
          </table:table-cell>
          <table:table-cell table:formula="of:=[Skew3.E20]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Skew3.A21]" office:value-type="string" office:string-value="BC\_POD1\_PTILTVIDEO\_20110624T174459.000Z\_2" calcext:value-type="string">
            <text:p>BC\_POD1\_PTILTVIDEO\_20110624T174459.000Z\_2</text:p>
          </table:table-cell>
          <table:table-cell table:formula="of:=[Skew3.B21]"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table:formula="of:=ABS([.B21]-[.C21])" office:value-type="float" office:value="26" calcext:value-type="float">
            <text:p>26</text:p>
          </table:table-cell>
          <table:table-cell table:formula="of:=[Skew3.E21]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Skew3.A22]" office:value-type="string" office:string-value="BC\_POD1\_PTILTVIDEO\_20110624T174459.000Z\_3" calcext:value-type="string">
            <text:p>BC\_POD1\_PTILTVIDEO\_20110624T174459.000Z\_3</text:p>
          </table:table-cell>
          <table:table-cell table:formula="of:=[Skew3.B22]" office:value-type="float" office:value="90" calcext:value-type="float">
            <text:p>90</text:p>
          </table:table-cell>
          <table:table-cell office:value-type="float" office:value="145" calcext:value-type="float">
            <text:p>145</text:p>
          </table:table-cell>
          <table:table-cell table:formula="of:=ABS([.B22]-[.C22])" office:value-type="float" office:value="55" calcext:value-type="float">
            <text:p>55</text:p>
          </table:table-cell>
          <table:table-cell table:formula="of:=[Skew3.E22]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Skew3.A23]" office:value-type="string" office:string-value="BC\_POD1\_PTILTVIDEO\_20110624T174459.000Z\_4" calcext:value-type="string">
            <text:p>BC\_POD1\_PTILTVIDEO\_20110624T174459.000Z\_4</text:p>
          </table:table-cell>
          <table:table-cell table:formula="of:=[Skew3.B23]"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table:formula="of:=ABS([.B23]-[.C23])" office:value-type="float" office:value="35" calcext:value-type="float">
            <text:p>35</text:p>
          </table:table-cell>
          <table:table-cell table:formula="of:=[Skew3.E23]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Skew3.A24]" office:value-type="string" office:string-value="BC\_POD1\_PTILTVIDEO\_20110625T183602.000Z\_1" calcext:value-type="string">
            <text:p>BC\_POD1\_PTILTVIDEO\_20110625T183602.000Z\_1</text:p>
          </table:table-cell>
          <table:table-cell table:formula="of:=[Skew3.B24]"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table:formula="of:=ABS([.B24]-[.C24])" office:value-type="float" office:value="38" calcext:value-type="float">
            <text:p>38</text:p>
          </table:table-cell>
          <table:table-cell table:formula="of:=[Skew3.E24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Skew3.A25]" office:value-type="string" office:string-value="BC\_POD1\_PTILTVIDEO\_20110702T181655.000Z\_1" calcext:value-type="string">
            <text:p>BC\_POD1\_PTILTVIDEO\_20110702T181655.000Z\_1</text:p>
          </table:table-cell>
          <table:table-cell table:formula="of:=[Skew3.B25]" office:value-type="float" office:value="120" calcext:value-type="float">
            <text:p>120</text:p>
          </table:table-cell>
          <table:table-cell office:value-type="float" office:value="195" calcext:value-type="float">
            <text:p>195</text:p>
          </table:table-cell>
          <table:table-cell table:formula="of:=ABS([.B25]-[.C25])" office:value-type="float" office:value="75" calcext:value-type="float">
            <text:p>75</text:p>
          </table:table-cell>
          <table:table-cell table:formula="of:=[Skew3.E25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Skew3.A26]" office:value-type="string" office:string-value="BC\_POD1\_PTILTVIDEO\_20110703T190647.000Z\_1" calcext:value-type="string">
            <text:p>BC\_POD1\_PTILTVIDEO\_20110703T190647.000Z\_1</text:p>
          </table:table-cell>
          <table:table-cell table:formula="of:=[Skew3.B26]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formula="of:=ABS([.B26]-[.C26])" office:value-type="float" office:value="2" calcext:value-type="float">
            <text:p>2</text:p>
          </table:table-cell>
          <table:table-cell table:formula="of:=[Skew3.E26]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Skew3.A27]" office:value-type="string" office:string-value="BC\_POD1\_PTILTVIDEO\_20110703T190647.000Z\_2" calcext:value-type="string">
            <text:p>BC\_POD1\_PTILTVIDEO\_20110703T190647.000Z\_2</text:p>
          </table:table-cell>
          <table:table-cell table:formula="of:=[Skew3.B27]"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table:formula="of:=ABS([.B27]-[.C27])" office:value-type="float" office:value="37" calcext:value-type="float">
            <text:p>37</text:p>
          </table:table-cell>
          <table:table-cell table:formula="of:=[Skew3.E27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Skew3.A28]" office:value-type="string" office:string-value="BC\_POD1\_PTILTVIDEO\_20110703T190647.000Z\_3" calcext:value-type="string">
            <text:p>BC\_POD1\_PTILTVIDEO\_20110703T190647.000Z\_3</text:p>
          </table:table-cell>
          <table:table-cell table:formula="of:=[Skew3.B28]"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table:formula="of:=ABS([.B28]-[.C28])" office:value-type="float" office:value="11" calcext:value-type="float">
            <text:p>11</text:p>
          </table:table-cell>
          <table:table-cell table:formula="of:=[Skew3.E28]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2"/>
          <table:table-cell table:formula="of:=AVERAGE([.D2:.D28])" office:value-type="float" office:value="30.1851851851852" calcext:value-type="float">
            <text:p>30.1851851852</text:p>
          </table:table-cell>
          <table:table-cell table:formula="of:=AVERAGE([.E2:.E28])" office:value-type="float" office:value="6.11111111111111" calcext:value-type="float">
            <text:p>6.1111111111</text:p>
          </table:table-cell>
          <table:table-cell table:formula="of:=AVERAGE([.F2:.F28])" office:value-type="float" office:value="4.96296296296296" calcext:value-type="float">
            <text:p>4.962962963</text:p>
          </table:table-cell>
        </table:table-row>
        <table:table-row table:style-name="ro1">
          <table:table-cell office:value-type="string" calcext:value-type="string">
            <text:p>Standard Deviation</text:p>
          </table:table-cell>
          <table:table-cell table:number-columns-repeated="2"/>
          <table:table-cell table:formula="of:=STDEV([.D2:.D28])" office:value-type="float" office:value="22.0890453828572" calcext:value-type="float">
            <text:p>22.0890453829</text:p>
          </table:table-cell>
          <table:table-cell table:formula="of:=STDEV([.E2:.E28])" office:value-type="float" office:value="2.56205046088139" calcext:value-type="float">
            <text:p>2.5620504609</text:p>
          </table:table-cell>
          <table:table-cell table:formula="of:=STDEV([.F2:.F28])" office:value-type="float" office:value="0.192450089729875" calcext:value-type="float">
            <text:p>0.1924500897</text:p>
          </table:table-cell>
        </table:table-row>
      </table:table>
      <table:table table:name="Skew3_d" table:style-name="ta1"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formula="of:=[Skew3.A1]" office:value-type="string" office:string-value="Video" calcext:value-type="string">
            <text:p>Video</text:p>
          </table:table-cell>
          <table:table-cell table:formula="of:=[Skew3.B1]" office:value-type="string" office:string-value="Annotated Startle Frame" calcext:value-type="string">
            <text:p>Annotated Startle Frame</text:p>
          </table:table-cell>
          <table:table-cell office:value-type="string" calcext:value-type="string">
            <text:p>Peak Frame</text:p>
          </table:table-cell>
          <table:table-cell office:value-type="string" calcext:value-type="string">
            <text:p>Startle Offset</text:p>
          </table:table-cell>
          <table:table-cell office:value-type="string" calcext:value-type="string">
            <text:p>Ground Truth Startle Duration (Frames)</text:p>
          </table:table-cell>
          <table:table-cell office:value-type="string" calcext:value-type="string">
            <text:p>Peak Duration (Frames)</text:p>
          </table:table-cell>
        </table:table-row>
        <table:table-row table:style-name="ro1">
          <table:table-cell table:formula="of:=[Skew3.A2]" office:value-type="string" office:string-value="BC\_POD1\_PTILTVIDEO\_20110519T091755.000Z\_1" calcext:value-type="string">
            <text:p>BC\_POD1\_PTILTVIDEO\_20110519T091755.000Z\_1</text:p>
          </table:table-cell>
          <table:table-cell table:formula="of:=[Skew3.B2]" office:value-type="float" office:value="165" calcext:value-type="float">
            <text:p>165</text:p>
          </table:table-cell>
          <table:table-cell office:value-type="float" office:value="128" calcext:value-type="float">
            <text:p>128</text:p>
          </table:table-cell>
          <table:table-cell table:formula="of:=ABS([.B2]-[.C2])" office:value-type="float" office:value="37" calcext:value-type="float">
            <text:p>37</text:p>
          </table:table-cell>
          <table:table-cell table:formula="of:=[Skew3.E2]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Skew3.A3]" office:value-type="string" office:string-value="BC\_POD1\_PTILTVIDEO\_20110522T114342.000Z\_1" calcext:value-type="string">
            <text:p>BC\_POD1\_PTILTVIDEO\_20110522T114342.000Z\_1</text:p>
          </table:table-cell>
          <table:table-cell table:formula="of:=[Skew3.B3]" office:value-type="float" office:value="120" calcext:value-type="float">
            <text:p>120</text:p>
          </table:table-cell>
          <table:table-cell office:value-type="float" office:value="58" calcext:value-type="float">
            <text:p>58</text:p>
          </table:table-cell>
          <table:table-cell table:formula="of:=ABS([.B3]-[.C3])" office:value-type="float" office:value="62" calcext:value-type="float">
            <text:p>62</text:p>
          </table:table-cell>
          <table:table-cell table:formula="of:=[Skew3.E3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Skew3.A4]" office:value-type="string" office:string-value="BC\_POD1\_PTILTVIDEO\_20110522T114342.000Z\_2" calcext:value-type="string">
            <text:p>BC\_POD1\_PTILTVIDEO\_20110522T114342.000Z\_2</text:p>
          </table:table-cell>
          <table:table-cell table:formula="of:=[Skew3.B4]" office:value-type="float" office:value="117" calcext:value-type="float">
            <text:p>117</text:p>
          </table:table-cell>
          <table:table-cell office:value-type="float" office:value="133" calcext:value-type="float">
            <text:p>133</text:p>
          </table:table-cell>
          <table:table-cell table:formula="of:=ABS([.B4]-[.C4])" office:value-type="float" office:value="16" calcext:value-type="float">
            <text:p>16</text:p>
          </table:table-cell>
          <table:table-cell table:formula="of:=[Skew3.E4]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Skew3.A5]" office:value-type="string" office:string-value="BC\_POD1\_PTILTVIDEO\_20110522T114342.000Z\_3" calcext:value-type="string">
            <text:p>BC\_POD1\_PTILTVIDEO\_20110522T114342.000Z\_3</text:p>
          </table:table-cell>
          <table:table-cell table:formula="of:=[Skew3.B5]" office:value-type="float" office:value="117" calcext:value-type="float">
            <text:p>117</text:p>
          </table:table-cell>
          <table:table-cell office:value-type="float" office:value="68" calcext:value-type="float">
            <text:p>68</text:p>
          </table:table-cell>
          <table:table-cell table:formula="of:=ABS([.B5]-[.C5])" office:value-type="float" office:value="49" calcext:value-type="float">
            <text:p>49</text:p>
          </table:table-cell>
          <table:table-cell table:formula="of:=[Skew3.E5]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Skew3.A6]" office:value-type="string" office:string-value="BC\_POD1\_PTILTVIDEO\_20110522T173147.000Z\_1" calcext:value-type="string">
            <text:p>BC\_POD1\_PTILTVIDEO\_20110522T173147.000Z\_1</text:p>
          </table:table-cell>
          <table:table-cell table:formula="of:=[Skew3.B6]" office:value-type="float" office:value="111" calcext:value-type="float">
            <text:p>111</text:p>
          </table:table-cell>
          <table:table-cell office:value-type="float" office:value="138" calcext:value-type="float">
            <text:p>138</text:p>
          </table:table-cell>
          <table:table-cell table:formula="of:=ABS([.B6]-[.C6])" office:value-type="float" office:value="27" calcext:value-type="float">
            <text:p>27</text:p>
          </table:table-cell>
          <table:table-cell table:formula="of:=[Skew3.E6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Skew3.A7]" office:value-type="string" office:string-value="BC\_POD1\_PTILTVIDEO\_20110522T173147.000Z\_2" calcext:value-type="string">
            <text:p>BC\_POD1\_PTILTVIDEO\_20110522T173147.000Z\_2</text:p>
          </table:table-cell>
          <table:table-cell table:formula="of:=[Skew3.B7]" office:value-type="float" office:value="87" calcext:value-type="float">
            <text:p>87</text:p>
          </table:table-cell>
          <table:table-cell office:value-type="float" office:value="108" calcext:value-type="float">
            <text:p>108</text:p>
          </table:table-cell>
          <table:table-cell table:formula="of:=ABS([.B7]-[.C7])" office:value-type="float" office:value="21" calcext:value-type="float">
            <text:p>21</text:p>
          </table:table-cell>
          <table:table-cell table:formula="of:=[Skew3.E7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Skew3.A8]" office:value-type="string" office:string-value="BC\_POD1\_PTILTVIDEO\_20110525T111402.000Z\_1" calcext:value-type="string">
            <text:p>BC\_POD1\_PTILTVIDEO\_20110525T111402.000Z\_1</text:p>
          </table:table-cell>
          <table:table-cell table:formula="of:=[Skew3.B8]"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table:formula="of:=ABS([.B8]-[.C8])" office:value-type="float" office:value="40" calcext:value-type="float">
            <text:p>40</text:p>
          </table:table-cell>
          <table:table-cell table:formula="of:=[Skew3.E8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Skew3.A9]" office:value-type="string" office:string-value="BC\_POD1\_PTILTVIDEO\_20110527T063643.000Z\_1" calcext:value-type="string">
            <text:p>BC\_POD1\_PTILTVIDEO\_20110527T063643.000Z\_1</text:p>
          </table:table-cell>
          <table:table-cell table:formula="of:=[Skew3.B9]" office:value-type="float" office:value="141" calcext:value-type="float">
            <text:p>141</text:p>
          </table:table-cell>
          <table:table-cell office:value-type="float" office:value="108" calcext:value-type="float">
            <text:p>108</text:p>
          </table:table-cell>
          <table:table-cell table:formula="of:=ABS([.B9]-[.C9])" office:value-type="float" office:value="33" calcext:value-type="float">
            <text:p>33</text:p>
          </table:table-cell>
          <table:table-cell table:formula="of:=[Skew3.E9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Skew3.A10]" office:value-type="string" office:string-value="BC\_POD1\_PTILTVIDEO\_20110528T073304.000Z\_1" calcext:value-type="string">
            <text:p>BC\_POD1\_PTILTVIDEO\_20110528T073304.000Z\_1</text:p>
          </table:table-cell>
          <table:table-cell table:formula="of:=[Skew3.B10]" office:value-type="float" office:value="63" calcext:value-type="float">
            <text:p>63</text:p>
          </table:table-cell>
          <table:table-cell office:value-type="float" office:value="63" calcext:value-type="float">
            <text:p>63</text:p>
          </table:table-cell>
          <table:table-cell table:formula="of:=ABS([.B10]-[.C10])" office:value-type="float" office:value="0" calcext:value-type="float">
            <text:p>0</text:p>
          </table:table-cell>
          <table:table-cell table:formula="of:=[Skew3.E10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Skew3.A11]" office:value-type="string" office:string-value="BC\_POD1\_PTILTVIDEO\_20110528T165204.000Z\_2" calcext:value-type="string">
            <text:p>BC\_POD1\_PTILTVIDEO\_20110528T165204.000Z\_2</text:p>
          </table:table-cell>
          <table:table-cell table:formula="of:=[Skew3.B11]" office:value-type="float" office:value="48" calcext:value-type="float">
            <text:p>48</text:p>
          </table:table-cell>
          <table:table-cell office:value-type="float" office:value="73" calcext:value-type="float">
            <text:p>73</text:p>
          </table:table-cell>
          <table:table-cell table:formula="of:=ABS([.B11]-[.C11])" office:value-type="float" office:value="25" calcext:value-type="float">
            <text:p>25</text:p>
          </table:table-cell>
          <table:table-cell table:formula="of:=[Skew3.E11]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Skew3.A12]" office:value-type="string" office:string-value="BC\_POD1\_PTILTVIDEO\_20110528T165204.000Z\_3" calcext:value-type="string">
            <text:p>BC\_POD1\_PTILTVIDEO\_20110528T165204.000Z\_3</text:p>
          </table:table-cell>
          <table:table-cell table:formula="of:=[Skew3.B12]"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formula="of:=ABS([.B12]-[.C12])" office:value-type="float" office:value="1" calcext:value-type="float">
            <text:p>1</text:p>
          </table:table-cell>
          <table:table-cell table:formula="of:=[Skew3.E12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Skew3.A13]" office:value-type="string" office:string-value="BC\_POD1\_PTILTVIDEO\_20110615T192950.000Z\_1" calcext:value-type="string">
            <text:p>BC\_POD1\_PTILTVIDEO\_20110615T192950.000Z\_1</text:p>
          </table:table-cell>
          <table:table-cell table:formula="of:=[Skew3.B13]" office:value-type="float" office:value="42" calcext:value-type="float">
            <text:p>42</text:p>
          </table:table-cell>
          <table:table-cell office:value-type="float" office:value="103" calcext:value-type="float">
            <text:p>103</text:p>
          </table:table-cell>
          <table:table-cell table:formula="of:=ABS([.B13]-[.C13])" office:value-type="float" office:value="61" calcext:value-type="float">
            <text:p>61</text:p>
          </table:table-cell>
          <table:table-cell table:formula="of:=[Skew3.E13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Skew3.A14]" office:value-type="string" office:string-value="BC\_POD1\_PTILTVIDEO\_20110615T192950.000Z\_2" calcext:value-type="string">
            <text:p>BC\_POD1\_PTILTVIDEO\_20110615T192950.000Z\_2</text:p>
          </table:table-cell>
          <table:table-cell table:formula="of:=[Skew3.B14]" office:value-type="float" office:value="150" calcext:value-type="float">
            <text:p>150</text:p>
          </table:table-cell>
          <table:table-cell office:value-type="float" office:value="173" calcext:value-type="float">
            <text:p>173</text:p>
          </table:table-cell>
          <table:table-cell table:formula="of:=ABS([.B14]-[.C14])" office:value-type="float" office:value="23" calcext:value-type="float">
            <text:p>23</text:p>
          </table:table-cell>
          <table:table-cell table:formula="of:=[Skew3.E14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Skew3.A15]" office:value-type="string" office:string-value="BC\_POD1\_PTILTVIDEO\_20110615T192950.000Z\_3" calcext:value-type="string">
            <text:p>BC\_POD1\_PTILTVIDEO\_20110615T192950.000Z\_3</text:p>
          </table:table-cell>
          <table:table-cell table:formula="of:=[Skew3.B15]"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ABS([.B15]-[.C15])" office:value-type="float" office:value="89" calcext:value-type="float">
            <text:p>89</text:p>
          </table:table-cell>
          <table:table-cell table:formula="of:=[Skew3.E15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Skew3.A16]" office:value-type="string" office:string-value="BC\_POD1\_PTILTVIDEO\_20110616T171904.000Z\_1" calcext:value-type="string">
            <text:p>BC\_POD1\_PTILTVIDEO\_20110616T171904.000Z\_1</text:p>
          </table:table-cell>
          <table:table-cell table:formula="of:=[Skew3.B16]"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table:formula="of:=ABS([.B16]-[.C16])" office:value-type="float" office:value="8" calcext:value-type="float">
            <text:p>8</text:p>
          </table:table-cell>
          <table:table-cell table:formula="of:=[Skew3.E16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Skew3.A17]" office:value-type="string" office:string-value="BC\_POD1\_PTILTVIDEO\_20110616T171904.000Z\_2" calcext:value-type="string">
            <text:p>BC\_POD1\_PTILTVIDEO\_20110616T171904.000Z\_2</text:p>
          </table:table-cell>
          <table:table-cell table:formula="of:=[Skew3.B17]" office:value-type="float" office:value="84" calcext:value-type="float">
            <text:p>84</text:p>
          </table:table-cell>
          <table:table-cell office:value-type="float" office:value="98" calcext:value-type="float">
            <text:p>98</text:p>
          </table:table-cell>
          <table:table-cell table:formula="of:=ABS([.B17]-[.C17])" office:value-type="float" office:value="14" calcext:value-type="float">
            <text:p>14</text:p>
          </table:table-cell>
          <table:table-cell table:formula="of:=[Skew3.E17]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Skew3.A18]" office:value-type="string" office:string-value="BC\_POD1\_PTILTVIDEO\_20110618T185440.000Z\_1" calcext:value-type="string">
            <text:p>BC\_POD1\_PTILTVIDEO\_20110618T185440.000Z\_1</text:p>
          </table:table-cell>
          <table:table-cell table:formula="of:=[Skew3.B18]"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ABS([.B18]-[.C18])" office:value-type="float" office:value="13" calcext:value-type="float">
            <text:p>13</text:p>
          </table:table-cell>
          <table:table-cell table:formula="of:=[Skew3.E18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Skew3.A19]" office:value-type="string" office:string-value="BC\_POD1\_PTILTVIDEO\_20110618T185440.000Z\_5" calcext:value-type="string">
            <text:p>BC\_POD1\_PTILTVIDEO\_20110618T185440.000Z\_5</text:p>
          </table:table-cell>
          <table:table-cell table:formula="of:=[Skew3.B19]"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table:formula="of:=ABS([.B19]-[.C19])" office:value-type="float" office:value="12" calcext:value-type="float">
            <text:p>12</text:p>
          </table:table-cell>
          <table:table-cell table:formula="of:=[Skew3.E19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Skew3.A20]" office:value-type="string" office:string-value="BC\_POD1\_PTILTVIDEO\_20110624T174459.000Z\_1" calcext:value-type="string">
            <text:p>BC\_POD1\_PTILTVIDEO\_20110624T174459.000Z\_1</text:p>
          </table:table-cell>
          <table:table-cell table:formula="of:=[Skew3.B20]"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table:formula="of:=ABS([.B20]-[.C20])" office:value-type="float" office:value="8" calcext:value-type="float">
            <text:p>8</text:p>
          </table:table-cell>
          <table:table-cell table:formula="of:=[Skew3.E20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Skew3.A21]" office:value-type="string" office:string-value="BC\_POD1\_PTILTVIDEO\_20110624T174459.000Z\_2" calcext:value-type="string">
            <text:p>BC\_POD1\_PTILTVIDEO\_20110624T174459.000Z\_2</text:p>
          </table:table-cell>
          <table:table-cell table:formula="of:=[Skew3.B21]"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table:formula="of:=ABS([.B21]-[.C21])" office:value-type="float" office:value="28" calcext:value-type="float">
            <text:p>28</text:p>
          </table:table-cell>
          <table:table-cell table:formula="of:=[Skew3.E21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Skew3.A22]" office:value-type="string" office:string-value="BC\_POD1\_PTILTVIDEO\_20110624T174459.000Z\_3" calcext:value-type="string">
            <text:p>BC\_POD1\_PTILTVIDEO\_20110624T174459.000Z\_3</text:p>
          </table:table-cell>
          <table:table-cell table:formula="of:=[Skew3.B22]" office:value-type="float" office:value="90" calcext:value-type="float">
            <text:p>90</text:p>
          </table:table-cell>
          <table:table-cell office:value-type="float" office:value="43" calcext:value-type="float">
            <text:p>43</text:p>
          </table:table-cell>
          <table:table-cell table:formula="of:=ABS([.B22]-[.C22])" office:value-type="float" office:value="47" calcext:value-type="float">
            <text:p>47</text:p>
          </table:table-cell>
          <table:table-cell table:formula="of:=[Skew3.E22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Skew3.A23]" office:value-type="string" office:string-value="BC\_POD1\_PTILTVIDEO\_20110624T174459.000Z\_4" calcext:value-type="string">
            <text:p>BC\_POD1\_PTILTVIDEO\_20110624T174459.000Z\_4</text:p>
          </table:table-cell>
          <table:table-cell table:formula="of:=[Skew3.B23]" office:value-type="float" office:value="60" calcext:value-type="float">
            <text:p>60</text:p>
          </table:table-cell>
          <table:table-cell office:value-type="float" office:value="118" calcext:value-type="float">
            <text:p>118</text:p>
          </table:table-cell>
          <table:table-cell table:formula="of:=ABS([.B23]-[.C23])" office:value-type="float" office:value="58" calcext:value-type="float">
            <text:p>58</text:p>
          </table:table-cell>
          <table:table-cell table:formula="of:=[Skew3.E23]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Skew3.A24]" office:value-type="string" office:string-value="BC\_POD1\_PTILTVIDEO\_20110625T183602.000Z\_1" calcext:value-type="string">
            <text:p>BC\_POD1\_PTILTVIDEO\_20110625T183602.000Z\_1</text:p>
          </table:table-cell>
          <table:table-cell table:formula="of:=[Skew3.B24]" office:value-type="float" office:value="108" calcext:value-type="float">
            <text:p>108</text:p>
          </table:table-cell>
          <table:table-cell office:value-type="float" office:value="68" calcext:value-type="float">
            <text:p>68</text:p>
          </table:table-cell>
          <table:table-cell table:formula="of:=ABS([.B24]-[.C24])" office:value-type="float" office:value="40" calcext:value-type="float">
            <text:p>40</text:p>
          </table:table-cell>
          <table:table-cell table:formula="of:=[Skew3.E24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Skew3.A25]" office:value-type="string" office:string-value="BC\_POD1\_PTILTVIDEO\_20110702T181655.000Z\_1" calcext:value-type="string">
            <text:p>BC\_POD1\_PTILTVIDEO\_20110702T181655.000Z\_1</text:p>
          </table:table-cell>
          <table:table-cell table:formula="of:=[Skew3.B25]" office:value-type="float" office:value="120" calcext:value-type="float">
            <text:p>120</text:p>
          </table:table-cell>
          <table:table-cell office:value-type="float" office:value="18" calcext:value-type="float">
            <text:p>18</text:p>
          </table:table-cell>
          <table:table-cell table:formula="of:=ABS([.B25]-[.C25])" office:value-type="float" office:value="102" calcext:value-type="float">
            <text:p>102</text:p>
          </table:table-cell>
          <table:table-cell table:formula="of:=[Skew3.E25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Skew3.A26]" office:value-type="string" office:string-value="BC\_POD1\_PTILTVIDEO\_20110703T190647.000Z\_1" calcext:value-type="string">
            <text:p>BC\_POD1\_PTILTVIDEO\_20110703T190647.000Z\_1</text:p>
          </table:table-cell>
          <table:table-cell table:formula="of:=[Skew3.B26]"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table:formula="of:=ABS([.B26]-[.C26])" office:value-type="float" office:value="15" calcext:value-type="float">
            <text:p>15</text:p>
          </table:table-cell>
          <table:table-cell table:formula="of:=[Skew3.E26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Skew3.A27]" office:value-type="string" office:string-value="BC\_POD1\_PTILTVIDEO\_20110703T190647.000Z\_2" calcext:value-type="string">
            <text:p>BC\_POD1\_PTILTVIDEO\_20110703T190647.000Z\_2</text:p>
          </table:table-cell>
          <table:table-cell table:formula="of:=[Skew3.B27]"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 table:formula="of:=ABS([.B27]-[.C27])" office:value-type="float" office:value="34" calcext:value-type="float">
            <text:p>34</text:p>
          </table:table-cell>
          <table:table-cell table:formula="of:=[Skew3.E27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Skew3.A28]" office:value-type="string" office:string-value="BC\_POD1\_PTILTVIDEO\_20110703T190647.000Z\_3" calcext:value-type="string">
            <text:p>BC\_POD1\_PTILTVIDEO\_20110703T190647.000Z\_3</text:p>
          </table:table-cell>
          <table:table-cell table:formula="of:=[Skew3.B28]"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table:formula="of:=ABS([.B28]-[.C28])" office:value-type="float" office:value="14" calcext:value-type="float">
            <text:p>14</text:p>
          </table:table-cell>
          <table:table-cell table:formula="of:=[Skew3.E28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2"/>
          <table:table-cell table:formula="of:=AVERAGE([.D2:.D28])" office:value-type="float" office:value="32.4814814814815" calcext:value-type="float">
            <text:p>32.4814814815</text:p>
          </table:table-cell>
          <table:table-cell table:formula="of:=AVERAGE([.E2:.E28])" office:value-type="float" office:value="6.11111111111111" calcext:value-type="float">
            <text:p>6.1111111111</text:p>
          </table:table-cell>
          <table:table-cell table:formula="of:=AVERAGE([.F2:.F2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andard Deviation</text:p>
          </table:table-cell>
          <table:table-cell table:number-columns-repeated="2"/>
          <table:table-cell table:formula="of:=STDEV([.D2:.D28])" office:value-type="float" office:value="25.2790128373022" calcext:value-type="float">
            <text:p>25.2790128373</text:p>
          </table:table-cell>
          <table:table-cell table:formula="of:=STDEV([.E2:.E28])" office:value-type="float" office:value="2.56205046088139" calcext:value-type="float">
            <text:p>2.5620504609</text:p>
          </table:table-cell>
          <table:table-cell table:formula="of:=STDEV([.F2:.F28])" office:value-type="float" office:value="0" calcext:value-type="float">
            <text:p>0</text:p>
          </table:table-cell>
        </table:table-row>
      </table:table>
      <table:table table:name="Kurt3_d" table:style-name="ta1"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formula="of:=[Kurt3.A1]" office:value-type="string" office:string-value="Video" calcext:value-type="string">
            <text:p>Video</text:p>
          </table:table-cell>
          <table:table-cell table:formula="of:=[Kurt3.B1]" office:value-type="string" office:string-value="Annotated Startle Frame" calcext:value-type="string">
            <text:p>Annotated Startle Frame</text:p>
          </table:table-cell>
          <table:table-cell office:value-type="string" calcext:value-type="string">
            <text:p>Peak Frame</text:p>
          </table:table-cell>
          <table:table-cell office:value-type="string" calcext:value-type="string">
            <text:p>Startle Offset</text:p>
          </table:table-cell>
          <table:table-cell office:value-type="string" calcext:value-type="string">
            <text:p>Ground Truth Startle Duration (Frames)</text:p>
          </table:table-cell>
          <table:table-cell office:value-type="string" calcext:value-type="string">
            <text:p>Peak Duration (Frames)</text:p>
          </table:table-cell>
        </table:table-row>
        <table:table-row table:style-name="ro1">
          <table:table-cell table:formula="of:=[Kurt3.A2]" office:value-type="string" office:string-value="BC\_POD1\_PTILTVIDEO\_20110519T091755.000Z\_1" calcext:value-type="string">
            <text:p>BC\_POD1\_PTILTVIDEO\_20110519T091755.000Z\_1</text:p>
          </table:table-cell>
          <table:table-cell table:formula="of:=[Kurt3.B2]" office:value-type="float" office:value="165" calcext:value-type="float">
            <text:p>165</text:p>
          </table:table-cell>
          <table:table-cell office:value-type="float" office:value="133" calcext:value-type="float">
            <text:p>133</text:p>
          </table:table-cell>
          <table:table-cell table:formula="of:=ABS([.B2]-[.C2])" office:value-type="float" office:value="32" calcext:value-type="float">
            <text:p>32</text:p>
          </table:table-cell>
          <table:table-cell table:formula="of:=[Kurt3.E2]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Kurt3.A3]" office:value-type="string" office:string-value="BC\_POD1\_PTILTVIDEO\_20110522T114342.000Z\_1" calcext:value-type="string">
            <text:p>BC\_POD1\_PTILTVIDEO\_20110522T114342.000Z\_1</text:p>
          </table:table-cell>
          <table:table-cell table:formula="of:=[Kurt3.B3]" office:value-type="float" office:value="120" calcext:value-type="float">
            <text:p>120</text:p>
          </table:table-cell>
          <table:table-cell office:value-type="float" office:value="58" calcext:value-type="float">
            <text:p>58</text:p>
          </table:table-cell>
          <table:table-cell table:formula="of:=ABS([.B3]-[.C3])" office:value-type="float" office:value="62" calcext:value-type="float">
            <text:p>62</text:p>
          </table:table-cell>
          <table:table-cell table:formula="of:=[Kurt3.E3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Kurt3.A4]" office:value-type="string" office:string-value="BC\_POD1\_PTILTVIDEO\_20110522T114342.000Z\_2" calcext:value-type="string">
            <text:p>BC\_POD1\_PTILTVIDEO\_20110522T114342.000Z\_2</text:p>
          </table:table-cell>
          <table:table-cell table:formula="of:=[Kurt3.B4]" office:value-type="float" office:value="117" calcext:value-type="float">
            <text:p>117</text:p>
          </table:table-cell>
          <table:table-cell office:value-type="float" office:value="128" calcext:value-type="float">
            <text:p>128</text:p>
          </table:table-cell>
          <table:table-cell table:formula="of:=ABS([.B4]-[.C4])" office:value-type="float" office:value="11" calcext:value-type="float">
            <text:p>11</text:p>
          </table:table-cell>
          <table:table-cell table:formula="of:=[Kurt3.E4]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Kurt3.A5]" office:value-type="string" office:string-value="BC\_POD1\_PTILTVIDEO\_20110522T114342.000Z\_3" calcext:value-type="string">
            <text:p>BC\_POD1\_PTILTVIDEO\_20110522T114342.000Z\_3</text:p>
          </table:table-cell>
          <table:table-cell table:formula="of:=[Kurt3.B5]" office:value-type="float" office:value="117" calcext:value-type="float">
            <text:p>117</text:p>
          </table:table-cell>
          <table:table-cell office:value-type="float" office:value="68" calcext:value-type="float">
            <text:p>68</text:p>
          </table:table-cell>
          <table:table-cell table:formula="of:=ABS([.B5]-[.C5])" office:value-type="float" office:value="49" calcext:value-type="float">
            <text:p>49</text:p>
          </table:table-cell>
          <table:table-cell table:formula="of:=[Kurt3.E5]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Kurt3.A6]" office:value-type="string" office:string-value="BC\_POD1\_PTILTVIDEO\_20110522T173147.000Z\_1" calcext:value-type="string">
            <text:p>BC\_POD1\_PTILTVIDEO\_20110522T173147.000Z\_1</text:p>
          </table:table-cell>
          <table:table-cell table:formula="of:=[Kurt3.B6]" office:value-type="float" office:value="111" calcext:value-type="float">
            <text:p>111</text:p>
          </table:table-cell>
          <table:table-cell office:value-type="float" office:value="128" calcext:value-type="float">
            <text:p>128</text:p>
          </table:table-cell>
          <table:table-cell table:formula="of:=ABS([.B6]-[.C6])" office:value-type="float" office:value="17" calcext:value-type="float">
            <text:p>17</text:p>
          </table:table-cell>
          <table:table-cell table:formula="of:=[Kurt3.E6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Kurt3.A7]" office:value-type="string" office:string-value="BC\_POD1\_PTILTVIDEO\_20110522T173147.000Z\_2" calcext:value-type="string">
            <text:p>BC\_POD1\_PTILTVIDEO\_20110522T173147.000Z\_2</text:p>
          </table:table-cell>
          <table:table-cell table:formula="of:=[Kurt3.B7]" office:value-type="float" office:value="87" calcext:value-type="float">
            <text:p>87</text:p>
          </table:table-cell>
          <table:table-cell office:value-type="float" office:value="113" calcext:value-type="float">
            <text:p>113</text:p>
          </table:table-cell>
          <table:table-cell table:formula="of:=ABS([.B7]-[.C7])" office:value-type="float" office:value="26" calcext:value-type="float">
            <text:p>26</text:p>
          </table:table-cell>
          <table:table-cell table:formula="of:=[Kurt3.E7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Kurt3.A8]" office:value-type="string" office:string-value="BC\_POD1\_PTILTVIDEO\_20110525T111402.000Z\_1" calcext:value-type="string">
            <text:p>BC\_POD1\_PTILTVIDEO\_20110525T111402.000Z\_1</text:p>
          </table:table-cell>
          <table:table-cell table:formula="of:=[Kurt3.B8]"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table:formula="of:=ABS([.B8]-[.C8])" office:value-type="float" office:value="45" calcext:value-type="float">
            <text:p>45</text:p>
          </table:table-cell>
          <table:table-cell table:formula="of:=[Kurt3.E8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Kurt3.A9]" office:value-type="string" office:string-value="BC\_POD1\_PTILTVIDEO\_20110527T063643.000Z\_1" calcext:value-type="string">
            <text:p>BC\_POD1\_PTILTVIDEO\_20110527T063643.000Z\_1</text:p>
          </table:table-cell>
          <table:table-cell table:formula="of:=[Kurt3.B9]" office:value-type="float" office:value="141" calcext:value-type="float">
            <text:p>141</text:p>
          </table:table-cell>
          <table:table-cell office:value-type="float" office:value="103" calcext:value-type="float">
            <text:p>103</text:p>
          </table:table-cell>
          <table:table-cell table:formula="of:=ABS([.B9]-[.C9])" office:value-type="float" office:value="38" calcext:value-type="float">
            <text:p>38</text:p>
          </table:table-cell>
          <table:table-cell table:formula="of:=[Kurt3.E9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Kurt3.A10]" office:value-type="string" office:string-value="BC\_POD1\_PTILTVIDEO\_20110528T073304.000Z\_1" calcext:value-type="string">
            <text:p>BC\_POD1\_PTILTVIDEO\_20110528T073304.000Z\_1</text:p>
          </table:table-cell>
          <table:table-cell table:formula="of:=[Kurt3.B10]" office:value-type="float" office:value="63" calcext:value-type="float">
            <text:p>63</text:p>
          </table:table-cell>
          <table:table-cell office:value-type="float" office:value="63" calcext:value-type="float">
            <text:p>63</text:p>
          </table:table-cell>
          <table:table-cell table:formula="of:=ABS([.B10]-[.C10])" office:value-type="float" office:value="0" calcext:value-type="float">
            <text:p>0</text:p>
          </table:table-cell>
          <table:table-cell table:formula="of:=[Kurt3.E10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Kurt3.A11]" office:value-type="string" office:string-value="BC\_POD1\_PTILTVIDEO\_20110528T165204.000Z\_2" calcext:value-type="string">
            <text:p>BC\_POD1\_PTILTVIDEO\_20110528T165204.000Z\_2</text:p>
          </table:table-cell>
          <table:table-cell table:formula="of:=[Kurt3.B11]" office:value-type="float" office:value="48" calcext:value-type="float">
            <text:p>48</text:p>
          </table:table-cell>
          <table:table-cell office:value-type="float" office:value="83" calcext:value-type="float">
            <text:p>83</text:p>
          </table:table-cell>
          <table:table-cell table:formula="of:=ABS([.B11]-[.C11])" office:value-type="float" office:value="35" calcext:value-type="float">
            <text:p>35</text:p>
          </table:table-cell>
          <table:table-cell table:formula="of:=[Kurt3.E11]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Kurt3.A12]" office:value-type="string" office:string-value="BC\_POD1\_PTILTVIDEO\_20110528T165204.000Z\_3" calcext:value-type="string">
            <text:p>BC\_POD1\_PTILTVIDEO\_20110528T165204.000Z\_3</text:p>
          </table:table-cell>
          <table:table-cell table:formula="of:=[Kurt3.B12]"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table:formula="of:=ABS([.B12]-[.C12])" office:value-type="float" office:value="14" calcext:value-type="float">
            <text:p>14</text:p>
          </table:table-cell>
          <table:table-cell table:formula="of:=[Kurt3.E12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Kurt3.A13]" office:value-type="string" office:string-value="BC\_POD1\_PTILTVIDEO\_20110615T192950.000Z\_1" calcext:value-type="string">
            <text:p>BC\_POD1\_PTILTVIDEO\_20110615T192950.000Z\_1</text:p>
          </table:table-cell>
          <table:table-cell table:formula="of:=[Kurt3.B13]"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table:formula="of:=ABS([.B13]-[.C13])" office:value-type="float" office:value="26" calcext:value-type="float">
            <text:p>26</text:p>
          </table:table-cell>
          <table:table-cell table:formula="of:=[Kurt3.E13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Kurt3.A14]" office:value-type="string" office:string-value="BC\_POD1\_PTILTVIDEO\_20110615T192950.000Z\_2" calcext:value-type="string">
            <text:p>BC\_POD1\_PTILTVIDEO\_20110615T192950.000Z\_2</text:p>
          </table:table-cell>
          <table:table-cell table:formula="of:=[Kurt3.B14]" office:value-type="float" office:value="150" calcext:value-type="float">
            <text:p>150</text:p>
          </table:table-cell>
          <table:table-cell office:value-type="float" office:value="173" calcext:value-type="float">
            <text:p>173</text:p>
          </table:table-cell>
          <table:table-cell table:formula="of:=ABS([.B14]-[.C14])" office:value-type="float" office:value="23" calcext:value-type="float">
            <text:p>23</text:p>
          </table:table-cell>
          <table:table-cell table:formula="of:=[Kurt3.E14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Kurt3.A15]" office:value-type="string" office:string-value="BC\_POD1\_PTILTVIDEO\_20110615T192950.000Z\_3" calcext:value-type="string">
            <text:p>BC\_POD1\_PTILTVIDEO\_20110615T192950.000Z\_3</text:p>
          </table:table-cell>
          <table:table-cell table:formula="of:=[Kurt3.B15]"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formula="of:=ABS([.B15]-[.C15])" office:value-type="float" office:value="99" calcext:value-type="float">
            <text:p>99</text:p>
          </table:table-cell>
          <table:table-cell table:formula="of:=[Kurt3.E15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Kurt3.A16]" office:value-type="string" office:string-value="BC\_POD1\_PTILTVIDEO\_20110616T171904.000Z\_1" calcext:value-type="string">
            <text:p>BC\_POD1\_PTILTVIDEO\_20110616T171904.000Z\_1</text:p>
          </table:table-cell>
          <table:table-cell table:formula="of:=[Kurt3.B16]"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ABS([.B16]-[.C16])" office:value-type="float" office:value="42" calcext:value-type="float">
            <text:p>42</text:p>
          </table:table-cell>
          <table:table-cell table:formula="of:=[Kurt3.E16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Kurt3.A17]" office:value-type="string" office:string-value="BC\_POD1\_PTILTVIDEO\_20110616T171904.000Z\_2" calcext:value-type="string">
            <text:p>BC\_POD1\_PTILTVIDEO\_20110616T171904.000Z\_2</text:p>
          </table:table-cell>
          <table:table-cell table:formula="of:=[Kurt3.B17]"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 table:formula="of:=ABS([.B17]-[.C17])" office:value-type="float" office:value="9" calcext:value-type="float">
            <text:p>9</text:p>
          </table:table-cell>
          <table:table-cell table:formula="of:=[Kurt3.E17]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Kurt3.A18]" office:value-type="string" office:string-value="BC\_POD1\_PTILTVIDEO\_20110618T185440.000Z\_1" calcext:value-type="string">
            <text:p>BC\_POD1\_PTILTVIDEO\_20110618T185440.000Z\_1</text:p>
          </table:table-cell>
          <table:table-cell table:formula="of:=[Kurt3.B18]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formula="of:=ABS([.B18]-[.C18])" office:value-type="float" office:value="2" calcext:value-type="float">
            <text:p>2</text:p>
          </table:table-cell>
          <table:table-cell table:formula="of:=[Kurt3.E18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Kurt3.A19]" office:value-type="string" office:string-value="BC\_POD1\_PTILTVIDEO\_20110618T185440.000Z\_5" calcext:value-type="string">
            <text:p>BC\_POD1\_PTILTVIDEO\_20110618T185440.000Z\_5</text:p>
          </table:table-cell>
          <table:table-cell table:formula="of:=[Kurt3.B19]"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table:formula="of:=ABS([.B19]-[.C19])" office:value-type="float" office:value="12" calcext:value-type="float">
            <text:p>12</text:p>
          </table:table-cell>
          <table:table-cell table:formula="of:=[Kurt3.E19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Kurt3.A20]" office:value-type="string" office:string-value="BC\_POD1\_PTILTVIDEO\_20110624T174459.000Z\_1" calcext:value-type="string">
            <text:p>BC\_POD1\_PTILTVIDEO\_20110624T174459.000Z\_1</text:p>
          </table:table-cell>
          <table:table-cell table:formula="of:=[Kurt3.B20]"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table:formula="of:=ABS([.B20]-[.C20])" office:value-type="float" office:value="18" calcext:value-type="float">
            <text:p>18</text:p>
          </table:table-cell>
          <table:table-cell table:formula="of:=[Kurt3.E20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Kurt3.A21]" office:value-type="string" office:string-value="BC\_POD1\_PTILTVIDEO\_20110624T174459.000Z\_2" calcext:value-type="string">
            <text:p>BC\_POD1\_PTILTVIDEO\_20110624T174459.000Z\_2</text:p>
          </table:table-cell>
          <table:table-cell table:formula="of:=[Kurt3.B21]"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table:formula="of:=ABS([.B21]-[.C21])" office:value-type="float" office:value="28" calcext:value-type="float">
            <text:p>28</text:p>
          </table:table-cell>
          <table:table-cell table:formula="of:=[Kurt3.E21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Kurt3.A22]" office:value-type="string" office:string-value="BC\_POD1\_PTILTVIDEO\_20110624T174459.000Z\_3" calcext:value-type="string">
            <text:p>BC\_POD1\_PTILTVIDEO\_20110624T174459.000Z\_3</text:p>
          </table:table-cell>
          <table:table-cell table:formula="of:=[Kurt3.B22]" office:value-type="float" office:value="90" calcext:value-type="float">
            <text:p>90</text:p>
          </table:table-cell>
          <table:table-cell office:value-type="float" office:value="148" calcext:value-type="float">
            <text:p>148</text:p>
          </table:table-cell>
          <table:table-cell table:formula="of:=ABS([.B22]-[.C22])" office:value-type="float" office:value="58" calcext:value-type="float">
            <text:p>58</text:p>
          </table:table-cell>
          <table:table-cell table:formula="of:=[Kurt3.E22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Kurt3.A23]" office:value-type="string" office:string-value="BC\_POD1\_PTILTVIDEO\_20110624T174459.000Z\_4" calcext:value-type="string">
            <text:p>BC\_POD1\_PTILTVIDEO\_20110624T174459.000Z\_4</text:p>
          </table:table-cell>
          <table:table-cell table:formula="of:=[Kurt3.B23]" office:value-type="float" office:value="60" calcext:value-type="float">
            <text:p>60</text:p>
          </table:table-cell>
          <table:table-cell office:value-type="float" office:value="93" calcext:value-type="float">
            <text:p>93</text:p>
          </table:table-cell>
          <table:table-cell table:formula="of:=ABS([.B23]-[.C23])" office:value-type="float" office:value="33" calcext:value-type="float">
            <text:p>33</text:p>
          </table:table-cell>
          <table:table-cell table:formula="of:=[Kurt3.E23]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Kurt3.A24]" office:value-type="string" office:string-value="BC\_POD1\_PTILTVIDEO\_20110625T183602.000Z\_1" calcext:value-type="string">
            <text:p>BC\_POD1\_PTILTVIDEO\_20110625T183602.000Z\_1</text:p>
          </table:table-cell>
          <table:table-cell table:formula="of:=[Kurt3.B24]" office:value-type="float" office:value="108" calcext:value-type="float">
            <text:p>108</text:p>
          </table:table-cell>
          <table:table-cell office:value-type="float" office:value="73" calcext:value-type="float">
            <text:p>73</text:p>
          </table:table-cell>
          <table:table-cell table:formula="of:=ABS([.B24]-[.C24])" office:value-type="float" office:value="35" calcext:value-type="float">
            <text:p>35</text:p>
          </table:table-cell>
          <table:table-cell table:formula="of:=[Kurt3.E24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Kurt3.A25]" office:value-type="string" office:string-value="BC\_POD1\_PTILTVIDEO\_20110702T181655.000Z\_1" calcext:value-type="string">
            <text:p>BC\_POD1\_PTILTVIDEO\_20110702T181655.000Z\_1</text:p>
          </table:table-cell>
          <table:table-cell table:formula="of:=[Kurt3.B25]" office:value-type="float" office:value="120" calcext:value-type="float">
            <text:p>120</text:p>
          </table:table-cell>
          <table:table-cell office:value-type="float" office:value="198" calcext:value-type="float">
            <text:p>198</text:p>
          </table:table-cell>
          <table:table-cell table:formula="of:=ABS([.B25]-[.C25])" office:value-type="float" office:value="78" calcext:value-type="float">
            <text:p>78</text:p>
          </table:table-cell>
          <table:table-cell table:formula="of:=[Kurt3.E25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Kurt3.A26]" office:value-type="string" office:string-value="BC\_POD1\_PTILTVIDEO\_20110703T190647.000Z\_1" calcext:value-type="string">
            <text:p>BC\_POD1\_PTILTVIDEO\_20110703T190647.000Z\_1</text:p>
          </table:table-cell>
          <table:table-cell table:formula="of:=[Kurt3.B26]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table:formula="of:=ABS([.B26]-[.C26])" office:value-type="float" office:value="0" calcext:value-type="float">
            <text:p>0</text:p>
          </table:table-cell>
          <table:table-cell table:formula="of:=[Kurt3.E26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Kurt3.A27]" office:value-type="string" office:string-value="BC\_POD1\_PTILTVIDEO\_20110703T190647.000Z\_2" calcext:value-type="string">
            <text:p>BC\_POD1\_PTILTVIDEO\_20110703T190647.000Z\_2</text:p>
          </table:table-cell>
          <table:table-cell table:formula="of:=[Kurt3.B27]"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table:formula="of:=ABS([.B27]-[.C27])" office:value-type="float" office:value="39" calcext:value-type="float">
            <text:p>39</text:p>
          </table:table-cell>
          <table:table-cell table:formula="of:=[Kurt3.E27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Kurt3.A28]" office:value-type="string" office:string-value="BC\_POD1\_PTILTVIDEO\_20110703T190647.000Z\_3" calcext:value-type="string">
            <text:p>BC\_POD1\_PTILTVIDEO\_20110703T190647.000Z\_3</text:p>
          </table:table-cell>
          <table:table-cell table:formula="of:=[Kurt3.B28]"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table:formula="of:=ABS([.B28]-[.C28])" office:value-type="float" office:value="14" calcext:value-type="float">
            <text:p>14</text:p>
          </table:table-cell>
          <table:table-cell table:formula="of:=[Kurt3.E28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2"/>
          <table:table-cell table:formula="of:=AVERAGE([.D2:.D28])" office:value-type="float" office:value="31.2962962962963" calcext:value-type="float">
            <text:p>31.2962962963</text:p>
          </table:table-cell>
          <table:table-cell table:formula="of:=AVERAGE([.E2:.E28])" office:value-type="float" office:value="6.11111111111111" calcext:value-type="float">
            <text:p>6.1111111111</text:p>
          </table:table-cell>
          <table:table-cell table:formula="of:=AVERAGE([.F2:.F2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andard Deviation</text:p>
          </table:table-cell>
          <table:table-cell table:number-columns-repeated="2"/>
          <table:table-cell table:formula="of:=STDEV([.D2:.D28])" office:value-type="float" office:value="23.5221905292311" calcext:value-type="float">
            <text:p>23.5221905292</text:p>
          </table:table-cell>
          <table:table-cell table:formula="of:=STDEV([.E2:.E28])" office:value-type="float" office:value="2.56205046088139" calcext:value-type="float">
            <text:p>2.5620504609</text:p>
          </table:table-cell>
          <table:table-cell table:formula="of:=STDEV([.F2:.F28])" office:value-type="float" office:value="0" calcext:value-type="float">
            <text:p>0</text:p>
          </table:table-cell>
        </table:table-row>
      </table:table>
      <table:table table:name="Max" table:style-name="ta1"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formula="of:=[Skew3_d.A1]" office:value-type="string" office:string-value="Video" calcext:value-type="string">
            <text:p>Video</text:p>
          </table:table-cell>
          <table:table-cell table:formula="of:=[Skew3_d.B1]" office:value-type="string" office:string-value="Annotated Startle Frame" calcext:value-type="string">
            <text:p>Annotated Startle Frame</text:p>
          </table:table-cell>
          <table:table-cell office:value-type="string" calcext:value-type="string">
            <text:p>Peak Frame</text:p>
          </table:table-cell>
          <table:table-cell office:value-type="string" calcext:value-type="string">
            <text:p>Startle Offset</text:p>
          </table:table-cell>
          <table:table-cell office:value-type="string" calcext:value-type="string">
            <text:p>Ground Truth Startle Duration (Frames)</text:p>
          </table:table-cell>
          <table:table-cell office:value-type="string" calcext:value-type="string">
            <text:p>Peak Duration (Frames)</text:p>
          </table:table-cell>
        </table:table-row>
        <table:table-row table:style-name="ro1">
          <table:table-cell table:formula="of:=[Skew3_d.A2]" office:value-type="string" office:string-value="BC\_POD1\_PTILTVIDEO\_20110519T091755.000Z\_1" calcext:value-type="string">
            <text:p>BC\_POD1\_PTILTVIDEO\_20110519T091755.000Z\_1</text:p>
          </table:table-cell>
          <table:table-cell table:formula="of:=[Skew3_d.B2]" office:value-type="float" office:value="165" calcext:value-type="float">
            <text:p>165</text:p>
          </table:table-cell>
          <table:table-cell office:value-type="float" office:value="265" calcext:value-type="float">
            <text:p>265</text:p>
          </table:table-cell>
          <table:table-cell table:formula="of:=ABS([.B2]-[.C2])" office:value-type="float" office:value="100" calcext:value-type="float">
            <text:p>100</text:p>
          </table:table-cell>
          <table:table-cell table:formula="of:=[Skew3_d.E2]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_d.A3]" office:value-type="string" office:string-value="BC\_POD1\_PTILTVIDEO\_20110522T114342.000Z\_1" calcext:value-type="string">
            <text:p>BC\_POD1\_PTILTVIDEO\_20110522T114342.000Z\_1</text:p>
          </table:table-cell>
          <table:table-cell table:formula="of:=[Skew3_d.B3]"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formula="of:=ABS([.B3]-[.C3])" office:value-type="float" office:value="60" calcext:value-type="float">
            <text:p>60</text:p>
          </table:table-cell>
          <table:table-cell table:formula="of:=[Skew3_d.E3]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Skew3_d.A4]" office:value-type="string" office:string-value="BC\_POD1\_PTILTVIDEO\_20110522T114342.000Z\_2" calcext:value-type="string">
            <text:p>BC\_POD1\_PTILTVIDEO\_20110522T114342.000Z\_2</text:p>
          </table:table-cell>
          <table:table-cell table:formula="of:=[Skew3_d.B4]" office:value-type="float" office:value="117" calcext:value-type="float">
            <text:p>117</text:p>
          </table:table-cell>
          <table:table-cell office:value-type="float" office:value="115" calcext:value-type="float">
            <text:p>115</text:p>
          </table:table-cell>
          <table:table-cell table:formula="of:=ABS([.B4]-[.C4])" office:value-type="float" office:value="2" calcext:value-type="float">
            <text:p>2</text:p>
          </table:table-cell>
          <table:table-cell table:formula="of:=[Skew3_d.E4]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Skew3_d.A5]" office:value-type="string" office:string-value="BC\_POD1\_PTILTVIDEO\_20110522T114342.000Z\_3" calcext:value-type="string">
            <text:p>BC\_POD1\_PTILTVIDEO\_20110522T114342.000Z\_3</text:p>
          </table:table-cell>
          <table:table-cell table:formula="of:=[Skew3_d.B5]" office:value-type="float" office:value="117" calcext:value-type="float">
            <text:p>117</text:p>
          </table:table-cell>
          <table:table-cell office:value-type="float" office:value="45" calcext:value-type="float">
            <text:p>45</text:p>
          </table:table-cell>
          <table:table-cell table:formula="of:=ABS([.B5]-[.C5])" office:value-type="float" office:value="72" calcext:value-type="float">
            <text:p>72</text:p>
          </table:table-cell>
          <table:table-cell table:formula="of:=[Skew3_d.E5]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Skew3_d.A6]" office:value-type="string" office:string-value="BC\_POD1\_PTILTVIDEO\_20110522T173147.000Z\_1" calcext:value-type="string">
            <text:p>BC\_POD1\_PTILTVIDEO\_20110522T173147.000Z\_1</text:p>
          </table:table-cell>
          <table:table-cell table:formula="of:=[Skew3_d.B6]"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table:formula="of:=ABS([.B6]-[.C6])" office:value-type="float" office:value="4" calcext:value-type="float">
            <text:p>4</text:p>
          </table:table-cell>
          <table:table-cell table:formula="of:=[Skew3_d.E6]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Skew3_d.A7]" office:value-type="string" office:string-value="BC\_POD1\_PTILTVIDEO\_20110522T173147.000Z\_2" calcext:value-type="string">
            <text:p>BC\_POD1\_PTILTVIDEO\_20110522T173147.000Z\_2</text:p>
          </table:table-cell>
          <table:table-cell table:formula="of:=[Skew3_d.B7]"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table:formula="of:=ABS([.B7]-[.C7])" office:value-type="float" office:value="2" calcext:value-type="float">
            <text:p>2</text:p>
          </table:table-cell>
          <table:table-cell table:formula="of:=[Skew3_d.E7]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Skew3_d.A8]" office:value-type="string" office:string-value="BC\_POD1\_PTILTVIDEO\_20110525T111402.000Z\_1" calcext:value-type="string">
            <text:p>BC\_POD1\_PTILTVIDEO\_20110525T111402.000Z\_1</text:p>
          </table:table-cell>
          <table:table-cell table:formula="of:=[Skew3_d.B8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table:formula="of:=ABS([.B8]-[.C8])" office:value-type="float" office:value="53" calcext:value-type="float">
            <text:p>53</text:p>
          </table:table-cell>
          <table:table-cell table:formula="of:=[Skew3_d.E8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Skew3_d.A9]" office:value-type="string" office:string-value="BC\_POD1\_PTILTVIDEO\_20110527T063643.000Z\_1" calcext:value-type="string">
            <text:p>BC\_POD1\_PTILTVIDEO\_20110527T063643.000Z\_1</text:p>
          </table:table-cell>
          <table:table-cell table:formula="of:=[Skew3_d.B9]" office:value-type="float" office:value="141" calcext:value-type="float">
            <text:p>141</text:p>
          </table:table-cell>
          <table:table-cell office:value-type="float" office:value="85" calcext:value-type="float">
            <text:p>85</text:p>
          </table:table-cell>
          <table:table-cell table:formula="of:=ABS([.B9]-[.C9])" office:value-type="float" office:value="56" calcext:value-type="float">
            <text:p>56</text:p>
          </table:table-cell>
          <table:table-cell table:formula="of:=[Skew3_d.E9]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Skew3_d.A10]" office:value-type="string" office:string-value="BC\_POD1\_PTILTVIDEO\_20110528T073304.000Z\_1" calcext:value-type="string">
            <text:p>BC\_POD1\_PTILTVIDEO\_20110528T073304.000Z\_1</text:p>
          </table:table-cell>
          <table:table-cell table:formula="of:=[Skew3_d.B10]"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formula="of:=ABS([.B10]-[.C10])" office:value-type="float" office:value="3" calcext:value-type="float">
            <text:p>3</text:p>
          </table:table-cell>
          <table:table-cell table:formula="of:=[Skew3_d.E10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Skew3_d.A11]" office:value-type="string" office:string-value="BC\_POD1\_PTILTVIDEO\_20110528T165204.000Z\_2" calcext:value-type="string">
            <text:p>BC\_POD1\_PTILTVIDEO\_20110528T165204.000Z\_2</text:p>
          </table:table-cell>
          <table:table-cell table:formula="of:=[Skew3_d.B11]" office:value-type="float" office:value="48" calcext:value-type="float">
            <text:p>48</text:p>
          </table:table-cell>
          <table:table-cell office:value-type="float" office:value="95" calcext:value-type="float">
            <text:p>95</text:p>
          </table:table-cell>
          <table:table-cell table:formula="of:=ABS([.B11]-[.C11])" office:value-type="float" office:value="47" calcext:value-type="float">
            <text:p>47</text:p>
          </table:table-cell>
          <table:table-cell table:formula="of:=[Skew3_d.E11]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Skew3_d.A12]" office:value-type="string" office:string-value="BC\_POD1\_PTILTVIDEO\_20110528T165204.000Z\_3" calcext:value-type="string">
            <text:p>BC\_POD1\_PTILTVIDEO\_20110528T165204.000Z\_3</text:p>
          </table:table-cell>
          <table:table-cell table:formula="of:=[Skew3_d.B12]"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table:formula="of:=ABS([.B12]-[.C12])" office:value-type="float" office:value="11" calcext:value-type="float">
            <text:p>11</text:p>
          </table:table-cell>
          <table:table-cell table:formula="of:=[Skew3_d.E12]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Skew3_d.A13]" office:value-type="string" office:string-value="BC\_POD1\_PTILTVIDEO\_20110615T192950.000Z\_1" calcext:value-type="string">
            <text:p>BC\_POD1\_PTILTVIDEO\_20110615T192950.000Z\_1</text:p>
          </table:table-cell>
          <table:table-cell table:formula="of:=[Skew3_d.B13]"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table:formula="of:=ABS([.B13]-[.C13])" office:value-type="float" office:value="58" calcext:value-type="float">
            <text:p>58</text:p>
          </table:table-cell>
          <table:table-cell table:formula="of:=[Skew3_d.E13]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Skew3_d.A14]" office:value-type="string" office:string-value="BC\_POD1\_PTILTVIDEO\_20110615T192950.000Z\_2" calcext:value-type="string">
            <text:p>BC\_POD1\_PTILTVIDEO\_20110615T192950.000Z\_2</text:p>
          </table:table-cell>
          <table:table-cell table:formula="of:=[Skew3_d.B14]"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table:formula="of:=ABS([.B14]-[.C14])" office:value-type="float" office:value="40" calcext:value-type="float">
            <text:p>40</text:p>
          </table:table-cell>
          <table:table-cell table:formula="of:=[Skew3_d.E14]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Skew3_d.A15]" office:value-type="string" office:string-value="BC\_POD1\_PTILTVIDEO\_20110615T192950.000Z\_3" calcext:value-type="string">
            <text:p>BC\_POD1\_PTILTVIDEO\_20110615T192950.000Z\_3</text:p>
          </table:table-cell>
          <table:table-cell table:formula="of:=[Skew3_d.B15]"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table:formula="of:=ABS([.B15]-[.C15])" office:value-type="float" office:value="87" calcext:value-type="float">
            <text:p>87</text:p>
          </table:table-cell>
          <table:table-cell table:formula="of:=[Skew3_d.E15]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Skew3_d.A16]" office:value-type="string" office:string-value="BC\_POD1\_PTILTVIDEO\_20110616T171904.000Z\_1" calcext:value-type="string">
            <text:p>BC\_POD1\_PTILTVIDEO\_20110616T171904.000Z\_1</text:p>
          </table:table-cell>
          <table:table-cell table:formula="of:=[Skew3_d.B16]" office:value-type="float" office:value="45" calcext:value-type="float">
            <text:p>45</text:p>
          </table:table-cell>
          <table:table-cell office:value-type="float" office:value="105" calcext:value-type="float">
            <text:p>105</text:p>
          </table:table-cell>
          <table:table-cell table:formula="of:=ABS([.B16]-[.C16])" office:value-type="float" office:value="60" calcext:value-type="float">
            <text:p>60</text:p>
          </table:table-cell>
          <table:table-cell table:formula="of:=[Skew3_d.E16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Skew3_d.A17]" office:value-type="string" office:string-value="BC\_POD1\_PTILTVIDEO\_20110616T171904.000Z\_2" calcext:value-type="string">
            <text:p>BC\_POD1\_PTILTVIDEO\_20110616T171904.000Z\_2</text:p>
          </table:table-cell>
          <table:table-cell table:formula="of:=[Skew3_d.B17]"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table:formula="of:=ABS([.B17]-[.C17])" office:value-type="float" office:value="16" calcext:value-type="float">
            <text:p>16</text:p>
          </table:table-cell>
          <table:table-cell table:formula="of:=[Skew3_d.E17]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Skew3_d.A18]" office:value-type="string" office:string-value="BC\_POD1\_PTILTVIDEO\_20110618T185440.000Z\_1" calcext:value-type="string">
            <text:p>BC\_POD1\_PTILTVIDEO\_20110618T185440.000Z\_1</text:p>
          </table:table-cell>
          <table:table-cell table:formula="of:=[Skew3_d.B18]"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formula="of:=ABS([.B18]-[.C18])" office:value-type="float" office:value="6" calcext:value-type="float">
            <text:p>6</text:p>
          </table:table-cell>
          <table:table-cell table:formula="of:=[Skew3_d.E18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Skew3_d.A19]" office:value-type="string" office:string-value="BC\_POD1\_PTILTVIDEO\_20110618T185440.000Z\_5" calcext:value-type="string">
            <text:p>BC\_POD1\_PTILTVIDEO\_20110618T185440.000Z\_5</text:p>
          </table:table-cell>
          <table:table-cell table:formula="of:=[Skew3_d.B19]"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formula="of:=ABS([.B19]-[.C19])" office:value-type="float" office:value="9" calcext:value-type="float">
            <text:p>9</text:p>
          </table:table-cell>
          <table:table-cell table:formula="of:=[Skew3_d.E19]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Skew3_d.A20]" office:value-type="string" office:string-value="BC\_POD1\_PTILTVIDEO\_20110624T174459.000Z\_1" calcext:value-type="string">
            <text:p>BC\_POD1\_PTILTVIDEO\_20110624T174459.000Z\_1</text:p>
          </table:table-cell>
          <table:table-cell table:formula="of:=[Skew3_d.B20]"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formula="of:=ABS([.B20]-[.C20])" office:value-type="float" office:value="10" calcext:value-type="float">
            <text:p>10</text:p>
          </table:table-cell>
          <table:table-cell table:formula="of:=[Skew3_d.E20]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Skew3_d.A21]" office:value-type="string" office:string-value="BC\_POD1\_PTILTVIDEO\_20110624T174459.000Z\_2" calcext:value-type="string">
            <text:p>BC\_POD1\_PTILTVIDEO\_20110624T174459.000Z\_2</text:p>
          </table:table-cell>
          <table:table-cell table:formula="of:=[Skew3_d.B21]"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table:formula="of:=ABS([.B21]-[.C21])" office:value-type="float" office:value="21" calcext:value-type="float">
            <text:p>21</text:p>
          </table:table-cell>
          <table:table-cell table:formula="of:=[Skew3_d.E21]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Skew3_d.A22]" office:value-type="string" office:string-value="BC\_POD1\_PTILTVIDEO\_20110624T174459.000Z\_3" calcext:value-type="string">
            <text:p>BC\_POD1\_PTILTVIDEO\_20110624T174459.000Z\_3</text:p>
          </table:table-cell>
          <table:table-cell table:formula="of:=[Skew3_d.B22]"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ABS([.B22]-[.C22])" office:value-type="float" office:value="10" calcext:value-type="float">
            <text:p>10</text:p>
          </table:table-cell>
          <table:table-cell table:formula="of:=[Skew3_d.E22]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Skew3_d.A23]" office:value-type="string" office:string-value="BC\_POD1\_PTILTVIDEO\_20110624T174459.000Z\_4" calcext:value-type="string">
            <text:p>BC\_POD1\_PTILTVIDEO\_20110624T174459.000Z\_4</text:p>
          </table:table-cell>
          <table:table-cell table:formula="of:=[Skew3_d.B23]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formula="of:=ABS([.B23]-[.C23])" office:value-type="float" office:value="20" calcext:value-type="float">
            <text:p>20</text:p>
          </table:table-cell>
          <table:table-cell table:formula="of:=[Skew3_d.E23]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Skew3_d.A24]" office:value-type="string" office:string-value="BC\_POD1\_PTILTVIDEO\_20110625T183602.000Z\_1" calcext:value-type="string">
            <text:p>BC\_POD1\_PTILTVIDEO\_20110625T183602.000Z\_1</text:p>
          </table:table-cell>
          <table:table-cell table:formula="of:=[Skew3_d.B24]"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table:formula="of:=ABS([.B24]-[.C24])" office:value-type="float" office:value="38" calcext:value-type="float">
            <text:p>38</text:p>
          </table:table-cell>
          <table:table-cell table:formula="of:=[Skew3_d.E24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Skew3_d.A25]" office:value-type="string" office:string-value="BC\_POD1\_PTILTVIDEO\_20110702T181655.000Z\_1" calcext:value-type="string">
            <text:p>BC\_POD1\_PTILTVIDEO\_20110702T181655.000Z\_1</text:p>
          </table:table-cell>
          <table:table-cell table:formula="of:=[Skew3_d.B25]"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table:formula="of:=ABS([.B25]-[.C25])" office:value-type="float" office:value="100" calcext:value-type="float">
            <text:p>100</text:p>
          </table:table-cell>
          <table:table-cell table:formula="of:=[Skew3_d.E25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Skew3_d.A26]" office:value-type="string" office:string-value="BC\_POD1\_PTILTVIDEO\_20110703T190647.000Z\_1" calcext:value-type="string">
            <text:p>BC\_POD1\_PTILTVIDEO\_20110703T190647.000Z\_1</text:p>
          </table:table-cell>
          <table:table-cell table:formula="of:=[Skew3_d.B26]"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table:formula="of:=ABS([.B26]-[.C26])" office:value-type="float" office:value="22" calcext:value-type="float">
            <text:p>22</text:p>
          </table:table-cell>
          <table:table-cell table:formula="of:=[Skew3_d.E26]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Skew3_d.A27]" office:value-type="string" office:string-value="BC\_POD1\_PTILTVIDEO\_20110703T190647.000Z\_2" calcext:value-type="string">
            <text:p>BC\_POD1\_PTILTVIDEO\_20110703T190647.000Z\_2</text:p>
          </table:table-cell>
          <table:table-cell table:formula="of:=[Skew3_d.B27]"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table:formula="of:=ABS([.B27]-[.C27])" office:value-type="float" office:value="37" calcext:value-type="float">
            <text:p>37</text:p>
          </table:table-cell>
          <table:table-cell table:formula="of:=[Skew3_d.E27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Skew3_d.A28]" office:value-type="string" office:string-value="BC\_POD1\_PTILTVIDEO\_20110703T190647.000Z\_3" calcext:value-type="string">
            <text:p>BC\_POD1\_PTILTVIDEO\_20110703T190647.000Z\_3</text:p>
          </table:table-cell>
          <table:table-cell table:formula="of:=[Skew3_d.B28]"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table:formula="of:=ABS([.B28]-[.C28])" office:value-type="float" office:value="11" calcext:value-type="float">
            <text:p>11</text:p>
          </table:table-cell>
          <table:table-cell table:formula="of:=[Skew3_d.E28]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2"/>
          <table:table-cell table:formula="of:=AVERAGE([.D2:.D28])" office:value-type="float" office:value="35.3703703703704" calcext:value-type="float">
            <text:p>35.3703703704</text:p>
          </table:table-cell>
          <table:table-cell table:formula="of:=AVERAGE([.E2:.E28])" office:value-type="float" office:value="6.11111111111111" calcext:value-type="float">
            <text:p>6.1111111111</text:p>
          </table:table-cell>
          <table:table-cell table:formula="of:=AVERAGE([.F2:.F28])" office:value-type="float" office:value="4.92592592592593" calcext:value-type="float">
            <text:p>4.9259259259</text:p>
          </table:table-cell>
        </table:table-row>
        <table:table-row table:style-name="ro1">
          <table:table-cell office:value-type="string" calcext:value-type="string">
            <text:p>Standard Deviation</text:p>
          </table:table-cell>
          <table:table-cell table:number-columns-repeated="2"/>
          <table:table-cell table:formula="of:=STDEV([.D2:.D28])" office:value-type="float" office:value="30.5578243135965" calcext:value-type="float">
            <text:p>30.5578243136</text:p>
          </table:table-cell>
          <table:table-cell table:formula="of:=STDEV([.E2:.E28])" office:value-type="float" office:value="2.56205046088139" calcext:value-type="float">
            <text:p>2.5620504609</text:p>
          </table:table-cell>
          <table:table-cell table:formula="of:=STDEV([.F2:.F28])" office:value-type="float" office:value="0.38490017945975" calcext:value-type="float">
            <text:p>0.38490017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30">0000-00-00</text:date>, <text:time style:data-style-name="N2" text:time-value="21:13:40.5135079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0T19:21:17.929547362</meta:creation-date>
    <dc:date>2019-08-30T23:31:29.715934419</dc:date>
    <meta:editing-duration>PT2H29M31S</meta:editing-duration>
    <meta:editing-cycles>8</meta:editing-cycles>
    <meta:generator>LibreOffice/5.1.6.2$Linux_X86_64 LibreOffice_project/10m0$Build-2</meta:generator>
    <meta:document-statistic meta:table-count="5" meta:cell-count="936" meta:object-count="0"/>
  </office:meta>
</office:document-meta>
</file>